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DO,NE</text:p>
          </table:table-cell>
          <table:table-cell office:value-type="string" calcext:value-type="string">
            <text:p>DO,MRCP</text:p>
          </table:table-cell>
          <table:table-cell office:value-type="string" calcext:value-type="string">
            <text:p>FP,NE</text:p>
          </table:table-cell>
          <table:table-cell office:value-type="string" calcext:value-type="string">
            <text:p>FP,MRCP</text:p>
          </table:table-cell>
          <table:table-cell office:value-type="string" calcext:value-type="string">
            <text:p>DO,NE std</text:p>
          </table:table-cell>
          <table:table-cell office:value-type="string" calcext:value-type="string">
            <text:p>DO,MRCP std</text:p>
          </table:table-cell>
          <table:table-cell office:value-type="string" calcext:value-type="string">
            <text:p>FP,NE std</text:p>
          </table:table-cell>
          <table:table-cell office:value-type="string" calcext:value-type="string">
            <text:p>FP,MRCP st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.90953219" calcext:value-type="float">
            <text:p>18.90953219</text:p>
          </table:table-cell>
          <table:table-cell office:value-type="float" office:value="20" calcext:value-type="float">
            <text:p>20</text:p>
          </table:table-cell>
          <table:table-cell office:value-type="float" office:value="18.53333488" calcext:value-type="float">
            <text:p>18.53333488</text:p>
          </table:table-cell>
          <table:table-cell office:value-type="float" office:value="0" calcext:value-type="float">
            <text:p>0</text:p>
          </table:table-cell>
          <table:table-cell office:value-type="float" office:value="0.872930238274663" calcext:value-type="float">
            <text:p>0.8729302383</text:p>
          </table:table-cell>
          <table:table-cell office:value-type="float" office:value="0" calcext:value-type="float">
            <text:p>0</text:p>
          </table:table-cell>
          <table:table-cell office:value-type="float" office:value="0.503322245032687" calcext:value-type="float">
            <text:p>0.5033222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.14413766" calcext:value-type="float">
            <text:p>16.14413766</text:p>
          </table:table-cell>
          <table:table-cell office:value-type="float" office:value="20" calcext:value-type="float">
            <text:p>20</text:p>
          </table:table-cell>
          <table:table-cell office:value-type="float" office:value="15.91969085" calcext:value-type="float">
            <text:p>15.91969085</text:p>
          </table:table-cell>
          <table:table-cell office:value-type="float" office:value="0" calcext:value-type="float">
            <text:p>0</text:p>
          </table:table-cell>
          <table:table-cell office:value-type="float" office:value="1.00625624459967" calcext:value-type="float">
            <text:p>1.0062562446</text:p>
          </table:table-cell>
          <table:table-cell office:value-type="float" office:value="0" calcext:value-type="float">
            <text:p>0</text:p>
          </table:table-cell>
          <table:table-cell office:value-type="float" office:value="0.336734925417086" calcext:value-type="float">
            <text:p>0.3367349254</text:p>
          </table:table-cell>
        </table:table-row>
        <table:table-row table:style-name="ro1">
          <table:table-cell office:value-type="float" office:value="18.51643352" calcext:value-type="float">
            <text:p>18.51643352</text:p>
          </table:table-cell>
          <table:table-cell office:value-type="float" office:value="14.2904906" calcext:value-type="float">
            <text:p>14.2904906</text:p>
          </table:table-cell>
          <table:table-cell office:value-type="float" office:value="20" calcext:value-type="float">
            <text:p>20</text:p>
          </table:table-cell>
          <table:table-cell office:value-type="float" office:value="14.12171905" calcext:value-type="float">
            <text:p>14.12171905</text:p>
          </table:table-cell>
          <table:table-cell office:value-type="float" office:value="1.2732237637764" calcext:value-type="float">
            <text:p>1.2732237638</text:p>
          </table:table-cell>
          <table:table-cell office:value-type="float" office:value="1.23054913019244" calcext:value-type="float">
            <text:p>1.2305491302</text:p>
          </table:table-cell>
          <table:table-cell office:value-type="float" office:value="0" calcext:value-type="float">
            <text:p>0</text:p>
          </table:table-cell>
          <table:table-cell office:value-type="float" office:value="0.353417399523576" calcext:value-type="float">
            <text:p>0.3534173995</text:p>
          </table:table-cell>
        </table:table-row>
        <table:table-row table:style-name="ro1">
          <table:table-cell office:value-type="float" office:value="19.51424493" calcext:value-type="float">
            <text:p>19.51424493</text:p>
          </table:table-cell>
          <table:table-cell office:value-type="float" office:value="12.18534446" calcext:value-type="float">
            <text:p>12.18534446</text:p>
          </table:table-cell>
          <table:table-cell office:value-type="float" office:value="19.51473684" calcext:value-type="float">
            <text:p>19.51473684</text:p>
          </table:table-cell>
          <table:table-cell office:value-type="float" office:value="12.60769652" calcext:value-type="float">
            <text:p>12.60769652</text:p>
          </table:table-cell>
          <table:table-cell office:value-type="float" office:value="0.459414501916716" calcext:value-type="float">
            <text:p>0.4594145019</text:p>
          </table:table-cell>
          <table:table-cell office:value-type="float" office:value="0.682804271580572" calcext:value-type="float">
            <text:p>0.6828042716</text:p>
          </table:table-cell>
          <table:table-cell office:value-type="float" office:value="0.476866503610736" calcext:value-type="float">
            <text:p>0.4768665036</text:p>
          </table:table-cell>
          <table:table-cell office:value-type="float" office:value="0.885107661386634" calcext:value-type="float">
            <text:p>0.8851076614</text:p>
          </table:table-cell>
        </table:table-row>
        <table:table-row table:style-name="ro1">
          <table:table-cell office:value-type="float" office:value="17.79715428" calcext:value-type="float">
            <text:p>17.79715428</text:p>
          </table:table-cell>
          <table:table-cell office:value-type="float" office:value="10.53246322" calcext:value-type="float">
            <text:p>10.53246322</text:p>
          </table:table-cell>
          <table:table-cell office:value-type="float" office:value="19.65788741" calcext:value-type="float">
            <text:p>19.65788741</text:p>
          </table:table-cell>
          <table:table-cell office:value-type="float" office:value="11.42076069" calcext:value-type="float">
            <text:p>11.42076069</text:p>
          </table:table-cell>
          <table:table-cell office:value-type="float" office:value="0.694253981950457" calcext:value-type="float">
            <text:p>0.694253982</text:p>
          </table:table-cell>
          <table:table-cell office:value-type="float" office:value="0.508245732560036" calcext:value-type="float">
            <text:p>0.5082457326</text:p>
          </table:table-cell>
          <table:table-cell office:value-type="float" office:value="0.44911533506105" calcext:value-type="float">
            <text:p>0.4491153351</text:p>
          </table:table-cell>
          <table:table-cell office:value-type="float" office:value="1.18388418055757" calcext:value-type="float">
            <text:p>1.1838841806</text:p>
          </table:table-cell>
        </table:table-row>
        <table:table-row table:style-name="ro1">
          <table:table-cell office:value-type="float" office:value="17.42666761" calcext:value-type="float">
            <text:p>17.42666761</text:p>
          </table:table-cell>
          <table:table-cell office:value-type="float" office:value="9.314058661" calcext:value-type="float">
            <text:p>9.314058661</text:p>
          </table:table-cell>
          <table:table-cell office:value-type="float" office:value="17.8922927" calcext:value-type="float">
            <text:p>17.8922927</text:p>
          </table:table-cell>
          <table:table-cell office:value-type="float" office:value="10.54191863" calcext:value-type="float">
            <text:p>10.54191863</text:p>
          </table:table-cell>
          <table:table-cell office:value-type="float" office:value="1.50525585511015" calcext:value-type="float">
            <text:p>1.5052558551</text:p>
          </table:table-cell>
          <table:table-cell office:value-type="float" office:value="0.67311629667743" calcext:value-type="float">
            <text:p>0.6731162967</text:p>
          </table:table-cell>
          <table:table-cell office:value-type="float" office:value="0.887889629845188" calcext:value-type="float">
            <text:p>0.8878896298</text:p>
          </table:table-cell>
          <table:table-cell office:value-type="float" office:value="0.626072897947234" calcext:value-type="float">
            <text:p>0.6260728979</text:p>
          </table:table-cell>
        </table:table-row>
        <table:table-row table:style-name="ro1">
          <table:table-cell office:value-type="float" office:value="17.27978062" calcext:value-type="float">
            <text:p>17.27978062</text:p>
          </table:table-cell>
          <table:table-cell office:value-type="float" office:value="8.916117478" calcext:value-type="float">
            <text:p>8.916117478</text:p>
          </table:table-cell>
          <table:table-cell office:value-type="float" office:value="18.41676293" calcext:value-type="float">
            <text:p>18.41676293</text:p>
          </table:table-cell>
          <table:table-cell office:value-type="float" office:value="9.748604611" calcext:value-type="float">
            <text:p>9.748604611</text:p>
          </table:table-cell>
          <table:table-cell office:value-type="float" office:value="1.92584716664332" calcext:value-type="float">
            <text:p>1.9258471666</text:p>
          </table:table-cell>
          <table:table-cell office:value-type="float" office:value="0.637925241542266" calcext:value-type="float">
            <text:p>0.6379252415</text:p>
          </table:table-cell>
          <table:table-cell office:value-type="float" office:value="0.389196218143159" calcext:value-type="float">
            <text:p>0.3891962181</text:p>
          </table:table-cell>
          <table:table-cell office:value-type="float" office:value="0.807142300929074" calcext:value-type="float">
            <text:p>0.8071423009</text:p>
          </table:table-cell>
        </table:table-row>
        <table:table-row table:style-name="ro1">
          <table:table-cell office:value-type="float" office:value="15.47776654" calcext:value-type="float">
            <text:p>15.47776654</text:p>
          </table:table-cell>
          <table:table-cell office:value-type="float" office:value="8.409903443" calcext:value-type="float">
            <text:p>8.409903443</text:p>
          </table:table-cell>
          <table:table-cell office:value-type="float" office:value="18.34936615" calcext:value-type="float">
            <text:p>18.34936615</text:p>
          </table:table-cell>
          <table:table-cell office:value-type="float" office:value="8.926987298" calcext:value-type="float">
            <text:p>8.926987298</text:p>
          </table:table-cell>
          <table:table-cell office:value-type="float" office:value="2.47800115528948" calcext:value-type="float">
            <text:p>2.4780011553</text:p>
          </table:table-cell>
          <table:table-cell office:value-type="float" office:value="0.551207071666089" calcext:value-type="float">
            <text:p>0.5512070717</text:p>
          </table:table-cell>
          <table:table-cell office:value-type="float" office:value="0.71813875762501" calcext:value-type="float">
            <text:p>0.7181387576</text:p>
          </table:table-cell>
          <table:table-cell office:value-type="float" office:value="1.08139473209181" calcext:value-type="float">
            <text:p>1.0813947321</text:p>
          </table:table-cell>
        </table:table-row>
        <table:table-row table:style-name="ro1">
          <table:table-cell office:value-type="float" office:value="14.99179523" calcext:value-type="float">
            <text:p>14.99179523</text:p>
          </table:table-cell>
          <table:table-cell office:value-type="float" office:value="7.469679177" calcext:value-type="float">
            <text:p>7.469679177</text:p>
          </table:table-cell>
          <table:table-cell office:value-type="float" office:value="18.18812577" calcext:value-type="float">
            <text:p>18.18812577</text:p>
          </table:table-cell>
          <table:table-cell office:value-type="float" office:value="8.365992281" calcext:value-type="float">
            <text:p>8.365992281</text:p>
          </table:table-cell>
          <table:table-cell office:value-type="float" office:value="2.17707257598499" calcext:value-type="float">
            <text:p>2.177072576</text:p>
          </table:table-cell>
          <table:table-cell office:value-type="float" office:value="0.577835221533227" calcext:value-type="float">
            <text:p>0.5778352215</text:p>
          </table:table-cell>
          <table:table-cell office:value-type="float" office:value="1.67466067238812" calcext:value-type="float">
            <text:p>1.6746606724</text:p>
          </table:table-cell>
          <table:table-cell office:value-type="float" office:value="0.67456134295008" calcext:value-type="float">
            <text:p>0.674561343</text:p>
          </table:table-cell>
        </table:table-row>
        <table:table-row table:style-name="ro1">
          <table:table-cell office:value-type="float" office:value="15.709088" calcext:value-type="float">
            <text:p>15.709088</text:p>
          </table:table-cell>
          <table:table-cell office:value-type="float" office:value="6.962240632" calcext:value-type="float">
            <text:p>6.962240632</text:p>
          </table:table-cell>
          <table:table-cell office:value-type="float" office:value="17.26823419" calcext:value-type="float">
            <text:p>17.26823419</text:p>
          </table:table-cell>
          <table:table-cell office:value-type="float" office:value="7.730805001" calcext:value-type="float">
            <text:p>7.730805001</text:p>
          </table:table-cell>
          <table:table-cell office:value-type="float" office:value="0.742202421922948" calcext:value-type="float">
            <text:p>0.7422024219</text:p>
          </table:table-cell>
          <table:table-cell office:value-type="float" office:value="0.560661893997416" calcext:value-type="float">
            <text:p>0.560661894</text:p>
          </table:table-cell>
          <table:table-cell office:value-type="float" office:value="1.2613136712174" calcext:value-type="float">
            <text:p>1.2613136712</text:p>
          </table:table-cell>
          <table:table-cell office:value-type="float" office:value="0.501544846625939" calcext:value-type="float">
            <text:p>0.5015448466</text:p>
          </table:table-cell>
        </table:table-row>
        <table:table-row table:style-name="ro1">
          <table:table-cell office:value-type="float" office:value="13.4663393" calcext:value-type="float">
            <text:p>13.4663393</text:p>
          </table:table-cell>
          <table:table-cell office:value-type="float" office:value="6.606230188" calcext:value-type="float">
            <text:p>6.606230188</text:p>
          </table:table-cell>
          <table:table-cell office:value-type="float" office:value="17.28475539" calcext:value-type="float">
            <text:p>17.28475539</text:p>
          </table:table-cell>
          <table:table-cell office:value-type="float" office:value="7.496482819" calcext:value-type="float">
            <text:p>7.496482819</text:p>
          </table:table-cell>
          <table:table-cell office:value-type="float" office:value="2.00808151852563" calcext:value-type="float">
            <text:p>2.0080815185</text:p>
          </table:table-cell>
          <table:table-cell office:value-type="float" office:value="0.453410213851522" calcext:value-type="float">
            <text:p>0.4534102139</text:p>
          </table:table-cell>
          <table:table-cell office:value-type="float" office:value="2.15014233831682" calcext:value-type="float">
            <text:p>2.1501423383</text:p>
          </table:table-cell>
          <table:table-cell office:value-type="float" office:value="0.563957822749113" calcext:value-type="float">
            <text:p>0.5639578227</text:p>
          </table:table-cell>
        </table:table-row>
        <table:table-row table:style-name="ro1">
          <table:table-cell office:value-type="float" office:value="13.96280912" calcext:value-type="float">
            <text:p>13.96280912</text:p>
          </table:table-cell>
          <table:table-cell office:value-type="float" office:value="6.156382196" calcext:value-type="float">
            <text:p>6.156382196</text:p>
          </table:table-cell>
          <table:table-cell office:value-type="float" office:value="17.33633539" calcext:value-type="float">
            <text:p>17.33633539</text:p>
          </table:table-cell>
          <table:table-cell office:value-type="float" office:value="6.920945717" calcext:value-type="float">
            <text:p>6.920945717</text:p>
          </table:table-cell>
          <table:table-cell office:value-type="float" office:value="1.90513477825873" calcext:value-type="float">
            <text:p>1.9051347783</text:p>
          </table:table-cell>
          <table:table-cell office:value-type="float" office:value="0.328013888389063" calcext:value-type="float">
            <text:p>0.3280138884</text:p>
          </table:table-cell>
          <table:table-cell office:value-type="float" office:value="1.65715872828562" calcext:value-type="float">
            <text:p>1.6571587283</text:p>
          </table:table-cell>
          <table:table-cell office:value-type="float" office:value="0.546429734434041" calcext:value-type="float">
            <text:p>0.5464297344</text:p>
          </table:table-cell>
        </table:table-row>
        <table:table-row table:style-name="ro1">
          <table:table-cell office:value-type="float" office:value="14.70227136" calcext:value-type="float">
            <text:p>14.70227136</text:p>
          </table:table-cell>
          <table:table-cell office:value-type="float" office:value="5.709851261" calcext:value-type="float">
            <text:p>5.709851261</text:p>
          </table:table-cell>
          <table:table-cell office:value-type="float" office:value="16.48014454" calcext:value-type="float">
            <text:p>16.48014454</text:p>
          </table:table-cell>
          <table:table-cell office:value-type="float" office:value="6.526275389" calcext:value-type="float">
            <text:p>6.526275389</text:p>
          </table:table-cell>
          <table:table-cell office:value-type="float" office:value="1.94826153233372" calcext:value-type="float">
            <text:p>1.9482615323</text:p>
          </table:table-cell>
          <table:table-cell office:value-type="float" office:value="0.378997989739319" calcext:value-type="float">
            <text:p>0.3789979897</text:p>
          </table:table-cell>
          <table:table-cell office:value-type="float" office:value="1.28104908582212" calcext:value-type="float">
            <text:p>1.2810490858</text:p>
          </table:table-cell>
          <table:table-cell office:value-type="float" office:value="0.425680237627653" calcext:value-type="float">
            <text:p>0.4256802376</text:p>
          </table:table-cell>
        </table:table-row>
        <table:table-row table:style-name="ro1">
          <table:table-cell office:value-type="float" office:value="12.37574469" calcext:value-type="float">
            <text:p>12.37574469</text:p>
          </table:table-cell>
          <table:table-cell office:value-type="float" office:value="5.504314079" calcext:value-type="float">
            <text:p>5.504314079</text:p>
          </table:table-cell>
          <table:table-cell office:value-type="float" office:value="14.4007104" calcext:value-type="float">
            <text:p>14.4007104</text:p>
          </table:table-cell>
          <table:table-cell office:value-type="float" office:value="6.407715913" calcext:value-type="float">
            <text:p>6.407715913</text:p>
          </table:table-cell>
          <table:table-cell office:value-type="float" office:value="1.69744348662332" calcext:value-type="float">
            <text:p>1.6974434866</text:p>
          </table:table-cell>
          <table:table-cell office:value-type="float" office:value="0.309142718629176" calcext:value-type="float">
            <text:p>0.3091427186</text:p>
          </table:table-cell>
          <table:table-cell office:value-type="float" office:value="1.59738894679698" calcext:value-type="float">
            <text:p>1.5973889468</text:p>
          </table:table-cell>
          <table:table-cell office:value-type="float" office:value="0.527909977071482" calcext:value-type="float">
            <text:p>0.5279099771</text:p>
          </table:table-cell>
        </table:table-row>
        <table:table-row table:style-name="ro1">
          <table:table-cell office:value-type="float" office:value="11.66949409" calcext:value-type="float">
            <text:p>11.66949409</text:p>
          </table:table-cell>
          <table:table-cell office:value-type="float" office:value="5.373566004" calcext:value-type="float">
            <text:p>5.373566004</text:p>
          </table:table-cell>
          <table:table-cell office:value-type="float" office:value="14.64922006" calcext:value-type="float">
            <text:p>14.64922006</text:p>
          </table:table-cell>
          <table:table-cell office:value-type="float" office:value="6.303376017" calcext:value-type="float">
            <text:p>6.303376017</text:p>
          </table:table-cell>
          <table:table-cell office:value-type="float" office:value="1.50701394738398" calcext:value-type="float">
            <text:p>1.5070139474</text:p>
          </table:table-cell>
          <table:table-cell office:value-type="float" office:value="0.225585282993016" calcext:value-type="float">
            <text:p>0.225585283</text:p>
          </table:table-cell>
          <table:table-cell office:value-type="float" office:value="1.42612827874336" calcext:value-type="float">
            <text:p>1.4261282787</text:p>
          </table:table-cell>
          <table:table-cell office:value-type="float" office:value="0.524816942140275" calcext:value-type="float">
            <text:p>0.5248169421</text:p>
          </table:table-cell>
        </table:table-row>
        <table:table-row table:style-name="ro1">
          <table:table-cell office:value-type="float" office:value="12.83011323" calcext:value-type="float">
            <text:p>12.83011323</text:p>
          </table:table-cell>
          <table:table-cell office:value-type="float" office:value="5.075796209" calcext:value-type="float">
            <text:p>5.075796209</text:p>
          </table:table-cell>
          <table:table-cell office:value-type="float" office:value="14.66769036" calcext:value-type="float">
            <text:p>14.66769036</text:p>
          </table:table-cell>
          <table:table-cell office:value-type="float" office:value="6.162583225" calcext:value-type="float">
            <text:p>6.162583225</text:p>
          </table:table-cell>
          <table:table-cell office:value-type="float" office:value="2.26261319812376" calcext:value-type="float">
            <text:p>2.2626131981</text:p>
          </table:table-cell>
          <table:table-cell office:value-type="float" office:value="0.190237706264592" calcext:value-type="float">
            <text:p>0.1902377063</text:p>
          </table:table-cell>
          <table:table-cell office:value-type="float" office:value="1.83527498563247" calcext:value-type="float">
            <text:p>1.8352749856</text:p>
          </table:table-cell>
          <table:table-cell office:value-type="float" office:value="0.483985374469292" calcext:value-type="float">
            <text:p>0.4839853745</text:p>
          </table:table-cell>
        </table:table-row>
        <table:table-row table:style-name="ro1">
          <table:table-cell office:value-type="float" office:value="12.08089412" calcext:value-type="float">
            <text:p>12.08089412</text:p>
          </table:table-cell>
          <table:table-cell office:value-type="float" office:value="4.931053431" calcext:value-type="float">
            <text:p>4.931053431</text:p>
          </table:table-cell>
          <table:table-cell office:value-type="float" office:value="14.58383166" calcext:value-type="float">
            <text:p>14.58383166</text:p>
          </table:table-cell>
          <table:table-cell office:value-type="float" office:value="6.082686608" calcext:value-type="float">
            <text:p>6.082686608</text:p>
          </table:table-cell>
          <table:table-cell office:value-type="float" office:value="0.970477190249331" calcext:value-type="float">
            <text:p>0.9704771902</text:p>
          </table:table-cell>
          <table:table-cell office:value-type="float" office:value="0.210558548745471" calcext:value-type="float">
            <text:p>0.2105585487</text:p>
          </table:table-cell>
          <table:table-cell office:value-type="float" office:value="1.18901497277123" calcext:value-type="float">
            <text:p>1.1890149728</text:p>
          </table:table-cell>
          <table:table-cell office:value-type="float" office:value="0.5169616341388" calcext:value-type="float">
            <text:p>0.5169616341</text:p>
          </table:table-cell>
        </table:table-row>
        <table:table-row table:style-name="ro1">
          <table:table-cell office:value-type="float" office:value="11.12615136" calcext:value-type="float">
            <text:p>11.12615136</text:p>
          </table:table-cell>
          <table:table-cell office:value-type="float" office:value="4.79606882" calcext:value-type="float">
            <text:p>4.79606882</text:p>
          </table:table-cell>
          <table:table-cell office:value-type="float" office:value="14.67277452" calcext:value-type="float">
            <text:p>14.67277452</text:p>
          </table:table-cell>
          <table:table-cell office:value-type="float" office:value="5.698526609" calcext:value-type="float">
            <text:p>5.698526609</text:p>
          </table:table-cell>
          <table:table-cell office:value-type="float" office:value="0.727095481210234" calcext:value-type="float">
            <text:p>0.7270954812</text:p>
          </table:table-cell>
          <table:table-cell office:value-type="float" office:value="0.324280312591126" calcext:value-type="float">
            <text:p>0.3242803126</text:p>
          </table:table-cell>
          <table:table-cell office:value-type="float" office:value="1.03224599552335" calcext:value-type="float">
            <text:p>1.0322459955</text:p>
          </table:table-cell>
          <table:table-cell office:value-type="float" office:value="0.425401831587668" calcext:value-type="float">
            <text:p>0.4254018316</text:p>
          </table:table-cell>
        </table:table-row>
        <table:table-row table:style-name="ro1">
          <table:table-cell office:value-type="float" office:value="11.52137665" calcext:value-type="float">
            <text:p>11.52137665</text:p>
          </table:table-cell>
          <table:table-cell office:value-type="float" office:value="4.647888507" calcext:value-type="float">
            <text:p>4.647888507</text:p>
          </table:table-cell>
          <table:table-cell office:value-type="float" office:value="14.77954187" calcext:value-type="float">
            <text:p>14.77954187</text:p>
          </table:table-cell>
          <table:table-cell office:value-type="float" office:value="5.601556597" calcext:value-type="float">
            <text:p>5.601556597</text:p>
          </table:table-cell>
          <table:table-cell office:value-type="float" office:value="1.21513110030498" calcext:value-type="float">
            <text:p>1.2151311003</text:p>
          </table:table-cell>
          <table:table-cell office:value-type="float" office:value="0.235335512459444" calcext:value-type="float">
            <text:p>0.2353355125</text:p>
          </table:table-cell>
          <table:table-cell office:value-type="float" office:value="1.45843227313702" calcext:value-type="float">
            <text:p>1.4584322731</text:p>
          </table:table-cell>
          <table:table-cell office:value-type="float" office:value="0.476666324356063" calcext:value-type="float">
            <text:p>0.4766663244</text:p>
          </table:table-cell>
        </table:table-row>
        <table:table-row table:style-name="ro1">
          <table:table-cell office:value-type="float" office:value="11.4320862" calcext:value-type="float">
            <text:p>11.4320862</text:p>
          </table:table-cell>
          <table:table-cell office:value-type="float" office:value="4.505855228" calcext:value-type="float">
            <text:p>4.505855228</text:p>
          </table:table-cell>
          <table:table-cell office:value-type="float" office:value="14.15555268" calcext:value-type="float">
            <text:p>14.15555268</text:p>
          </table:table-cell>
          <table:table-cell office:value-type="float" office:value="5.567439041" calcext:value-type="float">
            <text:p>5.567439041</text:p>
          </table:table-cell>
          <table:table-cell office:value-type="float" office:value="0.825892368543407" calcext:value-type="float">
            <text:p>0.8258923685</text:p>
          </table:table-cell>
          <table:table-cell office:value-type="float" office:value="0.253782438058581" calcext:value-type="float">
            <text:p>0.2537824381</text:p>
          </table:table-cell>
          <table:table-cell office:value-type="float" office:value="1.50097117471386" calcext:value-type="float">
            <text:p>1.5009711747</text:p>
          </table:table-cell>
          <table:table-cell office:value-type="float" office:value="0.508649599446679" calcext:value-type="float">
            <text:p>0.5086495994</text:p>
          </table:table-cell>
        </table:table-row>
        <table:table-row table:style-name="ro1">
          <table:table-cell office:value-type="float" office:value="10.83966176" calcext:value-type="float">
            <text:p>10.83966176</text:p>
          </table:table-cell>
          <table:table-cell office:value-type="float" office:value="4.340604401" calcext:value-type="float">
            <text:p>4.340604401</text:p>
          </table:table-cell>
          <table:table-cell office:value-type="float" office:value="13.20153589" calcext:value-type="float">
            <text:p>13.20153589</text:p>
          </table:table-cell>
          <table:table-cell office:value-type="float" office:value="5.444334948" calcext:value-type="float">
            <text:p>5.444334948</text:p>
          </table:table-cell>
          <table:table-cell office:value-type="float" office:value="1.37993522419379" calcext:value-type="float">
            <text:p>1.3799352242</text:p>
          </table:table-cell>
          <table:table-cell office:value-type="float" office:value="0.314458298599587" calcext:value-type="float">
            <text:p>0.3144582986</text:p>
          </table:table-cell>
          <table:table-cell office:value-type="float" office:value="0.830155919263063" calcext:value-type="float">
            <text:p>0.8301559193</text:p>
          </table:table-cell>
          <table:table-cell office:value-type="float" office:value="0.527711642172431" calcext:value-type="float">
            <text:p>0.5277116422</text:p>
          </table:table-cell>
        </table:table-row>
        <table:table-row table:style-name="ro1">
          <table:table-cell office:value-type="float" office:value="10.0596022" calcext:value-type="float">
            <text:p>10.0596022</text:p>
          </table:table-cell>
          <table:table-cell office:value-type="float" office:value="4.207095207" calcext:value-type="float">
            <text:p>4.207095207</text:p>
          </table:table-cell>
          <table:table-cell office:value-type="float" office:value="13.57817605" calcext:value-type="float">
            <text:p>13.57817605</text:p>
          </table:table-cell>
          <table:table-cell office:value-type="float" office:value="5.233853299" calcext:value-type="float">
            <text:p>5.233853299</text:p>
          </table:table-cell>
          <table:table-cell office:value-type="float" office:value="1.10883636538503" calcext:value-type="float">
            <text:p>1.1088363654</text:p>
          </table:table-cell>
          <table:table-cell office:value-type="float" office:value="0.369105081338926" calcext:value-type="float">
            <text:p>0.3691050813</text:p>
          </table:table-cell>
          <table:table-cell office:value-type="float" office:value="1.13859513521349" calcext:value-type="float">
            <text:p>1.1385951352</text:p>
          </table:table-cell>
          <table:table-cell office:value-type="float" office:value="0.39568361191676" calcext:value-type="float">
            <text:p>0.3956836119</text:p>
          </table:table-cell>
        </table:table-row>
        <table:table-row table:style-name="ro1">
          <table:table-cell office:value-type="float" office:value="11.21424225" calcext:value-type="float">
            <text:p>11.21424225</text:p>
          </table:table-cell>
          <table:table-cell office:value-type="float" office:value="4.114802765" calcext:value-type="float">
            <text:p>4.114802765</text:p>
          </table:table-cell>
          <table:table-cell office:value-type="float" office:value="14.42750011" calcext:value-type="float">
            <text:p>14.42750011</text:p>
          </table:table-cell>
          <table:table-cell office:value-type="float" office:value="5.195661762" calcext:value-type="float">
            <text:p>5.195661762</text:p>
          </table:table-cell>
          <table:table-cell office:value-type="float" office:value="0.600545466061798" calcext:value-type="float">
            <text:p>0.6005454661</text:p>
          </table:table-cell>
          <table:table-cell office:value-type="float" office:value="0.324590477664092" calcext:value-type="float">
            <text:p>0.3245904777</text:p>
          </table:table-cell>
          <table:table-cell office:value-type="float" office:value="2.0405964451738" calcext:value-type="float">
            <text:p>2.0405964452</text:p>
          </table:table-cell>
          <table:table-cell office:value-type="float" office:value="0.371205903079282" calcext:value-type="float">
            <text:p>0.3712059031</text:p>
          </table:table-cell>
        </table:table-row>
        <table:table-row table:style-name="ro1">
          <table:table-cell office:value-type="float" office:value="10.34375508" calcext:value-type="float">
            <text:p>10.34375508</text:p>
          </table:table-cell>
          <table:table-cell office:value-type="float" office:value="3.985616873" calcext:value-type="float">
            <text:p>3.985616873</text:p>
          </table:table-cell>
          <table:table-cell office:value-type="float" office:value="15.16085691" calcext:value-type="float">
            <text:p>15.16085691</text:p>
          </table:table-cell>
          <table:table-cell office:value-type="float" office:value="5.143382103" calcext:value-type="float">
            <text:p>5.143382103</text:p>
          </table:table-cell>
          <table:table-cell office:value-type="float" office:value="0.844297357780696" calcext:value-type="float">
            <text:p>0.8442973578</text:p>
          </table:table-cell>
          <table:table-cell office:value-type="float" office:value="0.269883429788616" calcext:value-type="float">
            <text:p>0.2698834298</text:p>
          </table:table-cell>
          <table:table-cell office:value-type="float" office:value="1.37126235155789" calcext:value-type="float">
            <text:p>1.3712623516</text:p>
          </table:table-cell>
          <table:table-cell office:value-type="float" office:value="0.400715731287667" calcext:value-type="float">
            <text:p>0.4007157313</text:p>
          </table:table-cell>
        </table:table-row>
        <table:table-row table:style-name="ro1">
          <table:table-cell office:value-type="float" office:value="10.36404188" calcext:value-type="float">
            <text:p>10.36404188</text:p>
          </table:table-cell>
          <table:table-cell office:value-type="float" office:value="3.847956721" calcext:value-type="float">
            <text:p>3.847956721</text:p>
          </table:table-cell>
          <table:table-cell office:value-type="float" office:value="14.31279991" calcext:value-type="float">
            <text:p>14.31279991</text:p>
          </table:table-cell>
          <table:table-cell office:value-type="float" office:value="5.00345737" calcext:value-type="float">
            <text:p>5.00345737</text:p>
          </table:table-cell>
          <table:table-cell office:value-type="float" office:value="1.33061461958623" calcext:value-type="float">
            <text:p>1.3306146196</text:p>
          </table:table-cell>
          <table:table-cell office:value-type="float" office:value="0.209001809118437" calcext:value-type="float">
            <text:p>0.2090018091</text:p>
          </table:table-cell>
          <table:table-cell office:value-type="float" office:value="1.85690645398323" calcext:value-type="float">
            <text:p>1.856906454</text:p>
          </table:table-cell>
          <table:table-cell office:value-type="float" office:value="0.359203575354363" calcext:value-type="float">
            <text:p>0.3592035754</text:p>
          </table:table-cell>
        </table:table-row>
        <table:table-row table:style-name="ro1">
          <table:table-cell office:value-type="float" office:value="9.558323468" calcext:value-type="float">
            <text:p>9.558323468</text:p>
          </table:table-cell>
          <table:table-cell office:value-type="float" office:value="3.745048418" calcext:value-type="float">
            <text:p>3.745048418</text:p>
          </table:table-cell>
          <table:table-cell office:value-type="float" office:value="13.2420232" calcext:value-type="float">
            <text:p>13.2420232</text:p>
          </table:table-cell>
          <table:table-cell office:value-type="float" office:value="4.961578664" calcext:value-type="float">
            <text:p>4.961578664</text:p>
          </table:table-cell>
          <table:table-cell office:value-type="float" office:value="0.71620682561276" calcext:value-type="float">
            <text:p>0.7162068256</text:p>
          </table:table-cell>
          <table:table-cell office:value-type="float" office:value="0.201774734244991" calcext:value-type="float">
            <text:p>0.2017747342</text:p>
          </table:table-cell>
          <table:table-cell office:value-type="float" office:value="1.96428796122356" calcext:value-type="float">
            <text:p>1.9642879612</text:p>
          </table:table-cell>
          <table:table-cell office:value-type="float" office:value="0.311860477258725" calcext:value-type="float">
            <text:p>0.3118604773</text:p>
          </table:table-cell>
        </table:table-row>
        <table:table-row table:style-name="ro1">
          <table:table-cell office:value-type="float" office:value="9.730442118" calcext:value-type="float">
            <text:p>9.730442118</text:p>
          </table:table-cell>
          <table:table-cell office:value-type="float" office:value="3.629323737" calcext:value-type="float">
            <text:p>3.629323737</text:p>
          </table:table-cell>
          <table:table-cell office:value-type="float" office:value="13.20353426" calcext:value-type="float">
            <text:p>13.20353426</text:p>
          </table:table-cell>
          <table:table-cell office:value-type="float" office:value="4.921016788" calcext:value-type="float">
            <text:p>4.921016788</text:p>
          </table:table-cell>
          <table:table-cell office:value-type="float" office:value="0.915807180674036" calcext:value-type="float">
            <text:p>0.9158071807</text:p>
          </table:table-cell>
          <table:table-cell office:value-type="float" office:value="0.208594615726362" calcext:value-type="float">
            <text:p>0.2085946157</text:p>
          </table:table-cell>
          <table:table-cell office:value-type="float" office:value="1.27779895415921" calcext:value-type="float">
            <text:p>1.2777989542</text:p>
          </table:table-cell>
          <table:table-cell office:value-type="float" office:value="0.331778564872311" calcext:value-type="float">
            <text:p>0.3317785649</text:p>
          </table:table-cell>
        </table:table-row>
        <table:table-row table:style-name="ro1">
          <table:table-cell office:value-type="float" office:value="9.872155928" calcext:value-type="float">
            <text:p>9.872155928</text:p>
          </table:table-cell>
          <table:table-cell office:value-type="float" office:value="3.57528514" calcext:value-type="float">
            <text:p>3.57528514</text:p>
          </table:table-cell>
          <table:table-cell office:value-type="float" office:value="13.47382409" calcext:value-type="float">
            <text:p>13.47382409</text:p>
          </table:table-cell>
          <table:table-cell office:value-type="float" office:value="4.882407148" calcext:value-type="float">
            <text:p>4.882407148</text:p>
          </table:table-cell>
          <table:table-cell office:value-type="float" office:value="1.29898272655511" calcext:value-type="float">
            <text:p>1.2989827266</text:p>
          </table:table-cell>
          <table:table-cell office:value-type="float" office:value="0.199655954348194" calcext:value-type="float">
            <text:p>0.1996559543</text:p>
          </table:table-cell>
          <table:table-cell office:value-type="float" office:value="1.8728227165781" calcext:value-type="float">
            <text:p>1.8728227166</text:p>
          </table:table-cell>
          <table:table-cell office:value-type="float" office:value="0.335183413744324" calcext:value-type="float">
            <text:p>0.3351834137</text:p>
          </table:table-cell>
        </table:table-row>
        <table:table-row table:style-name="ro1">
          <table:table-cell office:value-type="float" office:value="9.189021998" calcext:value-type="float">
            <text:p>9.189021998</text:p>
          </table:table-cell>
          <table:table-cell office:value-type="float" office:value="3.412100335" calcext:value-type="float">
            <text:p>3.412100335</text:p>
          </table:table-cell>
          <table:table-cell office:value-type="float" office:value="13.06050074" calcext:value-type="float">
            <text:p>13.06050074</text:p>
          </table:table-cell>
          <table:table-cell office:value-type="float" office:value="4.760740662" calcext:value-type="float">
            <text:p>4.760740662</text:p>
          </table:table-cell>
          <table:table-cell office:value-type="float" office:value="1.24704666874029" calcext:value-type="float">
            <text:p>1.2470466687</text:p>
          </table:table-cell>
          <table:table-cell office:value-type="float" office:value="0.194498561849925" calcext:value-type="float">
            <text:p>0.1944985618</text:p>
          </table:table-cell>
          <table:table-cell office:value-type="float" office:value="0.788963499014533" calcext:value-type="float">
            <text:p>0.788963499</text:p>
          </table:table-cell>
          <table:table-cell office:value-type="float" office:value="0.20404609608557" calcext:value-type="float">
            <text:p>0.2040460961</text:p>
          </table:table-cell>
        </table:table-row>
        <table:table-row table:style-name="ro1">
          <table:table-cell office:value-type="float" office:value="8.637010998" calcext:value-type="float">
            <text:p>8.637010998</text:p>
          </table:table-cell>
          <table:table-cell office:value-type="float" office:value="3.346996865" calcext:value-type="float">
            <text:p>3.346996865</text:p>
          </table:table-cell>
          <table:table-cell office:value-type="float" office:value="13.67655659" calcext:value-type="float">
            <text:p>13.67655659</text:p>
          </table:table-cell>
          <table:table-cell office:value-type="float" office:value="4.728414214" calcext:value-type="float">
            <text:p>4.728414214</text:p>
          </table:table-cell>
          <table:table-cell office:value-type="float" office:value="0.827524226301451" calcext:value-type="float">
            <text:p>0.8275242263</text:p>
          </table:table-cell>
          <table:table-cell office:value-type="float" office:value="0.2123632427257" calcext:value-type="float">
            <text:p>0.2123632427</text:p>
          </table:table-cell>
          <table:table-cell office:value-type="float" office:value="1.26390890947116" calcext:value-type="float">
            <text:p>1.2639089095</text:p>
          </table:table-cell>
          <table:table-cell office:value-type="float" office:value="0.229642852141704" calcext:value-type="float">
            <text:p>0.2296428521</text:p>
          </table:table-cell>
        </table:table-row>
        <table:table-row table:style-name="ro1">
          <table:table-cell office:value-type="float" office:value="8.960887592" calcext:value-type="float">
            <text:p>8.960887592</text:p>
          </table:table-cell>
          <table:table-cell office:value-type="float" office:value="3.284746072" calcext:value-type="float">
            <text:p>3.284746072</text:p>
          </table:table-cell>
          <table:table-cell office:value-type="float" office:value="13.43553328" calcext:value-type="float">
            <text:p>13.43553328</text:p>
          </table:table-cell>
          <table:table-cell office:value-type="float" office:value="4.588420938" calcext:value-type="float">
            <text:p>4.588420938</text:p>
          </table:table-cell>
          <table:table-cell office:value-type="float" office:value="1.34717892978454" calcext:value-type="float">
            <text:p>1.3471789298</text:p>
          </table:table-cell>
          <table:table-cell office:value-type="float" office:value="0.186824619662363" calcext:value-type="float">
            <text:p>0.1868246197</text:p>
          </table:table-cell>
          <table:table-cell office:value-type="float" office:value="1.25727490540467" calcext:value-type="float">
            <text:p>1.2572749054</text:p>
          </table:table-cell>
          <table:table-cell office:value-type="float" office:value="0.344671941745891" calcext:value-type="float">
            <text:p>0.3446719417</text:p>
          </table:table-cell>
        </table:table-row>
        <table:table-row table:style-name="ro1">
          <table:table-cell office:value-type="float" office:value="9.17223182" calcext:value-type="float">
            <text:p>9.17223182</text:p>
          </table:table-cell>
          <table:table-cell office:value-type="float" office:value="3.209665613" calcext:value-type="float">
            <text:p>3.209665613</text:p>
          </table:table-cell>
          <table:table-cell office:value-type="float" office:value="13.02428334" calcext:value-type="float">
            <text:p>13.02428334</text:p>
          </table:table-cell>
          <table:table-cell office:value-type="float" office:value="4.578270241" calcext:value-type="float">
            <text:p>4.578270241</text:p>
          </table:table-cell>
          <table:table-cell office:value-type="float" office:value="1.09030929335287" calcext:value-type="float">
            <text:p>1.0903092934</text:p>
          </table:table-cell>
          <table:table-cell office:value-type="float" office:value="0.198333565593758" calcext:value-type="float">
            <text:p>0.1983335656</text:p>
          </table:table-cell>
          <table:table-cell office:value-type="float" office:value="1.94726005968913" calcext:value-type="float">
            <text:p>1.9472600597</text:p>
          </table:table-cell>
          <table:table-cell office:value-type="float" office:value="0.351161914795476" calcext:value-type="float">
            <text:p>0.3511619148</text:p>
          </table:table-cell>
        </table:table-row>
        <table:table-row table:style-name="ro1">
          <table:table-cell office:value-type="float" office:value="8.199880302" calcext:value-type="float">
            <text:p>8.199880302</text:p>
          </table:table-cell>
          <table:table-cell office:value-type="float" office:value="3.056286448" calcext:value-type="float">
            <text:p>3.056286448</text:p>
          </table:table-cell>
          <table:table-cell office:value-type="float" office:value="13.49711794" calcext:value-type="float">
            <text:p>13.49711794</text:p>
          </table:table-cell>
          <table:table-cell office:value-type="float" office:value="4.486990164" calcext:value-type="float">
            <text:p>4.486990164</text:p>
          </table:table-cell>
          <table:table-cell office:value-type="float" office:value="1.06558051948885" calcext:value-type="float">
            <text:p>1.0655805195</text:p>
          </table:table-cell>
          <table:table-cell office:value-type="float" office:value="0.157729749309466" calcext:value-type="float">
            <text:p>0.1577297493</text:p>
          </table:table-cell>
          <table:table-cell office:value-type="float" office:value="1.93750487574256" calcext:value-type="float">
            <text:p>1.9375048757</text:p>
          </table:table-cell>
          <table:table-cell office:value-type="float" office:value="0.307307342166151" calcext:value-type="float">
            <text:p>0.3073073422</text:p>
          </table:table-cell>
        </table:table-row>
        <table:table-row table:style-name="ro1">
          <table:table-cell office:value-type="float" office:value="7.934685248" calcext:value-type="float">
            <text:p>7.934685248</text:p>
          </table:table-cell>
          <table:table-cell office:value-type="float" office:value="3.037665782" calcext:value-type="float">
            <text:p>3.037665782</text:p>
          </table:table-cell>
          <table:table-cell office:value-type="float" office:value="13.45581972" calcext:value-type="float">
            <text:p>13.45581972</text:p>
          </table:table-cell>
          <table:table-cell office:value-type="float" office:value="4.473862274" calcext:value-type="float">
            <text:p>4.473862274</text:p>
          </table:table-cell>
          <table:table-cell office:value-type="float" office:value="0.718264098491818" calcext:value-type="float">
            <text:p>0.7182640985</text:p>
          </table:table-cell>
          <table:table-cell office:value-type="float" office:value="0.170084651436256" calcext:value-type="float">
            <text:p>0.1700846514</text:p>
          </table:table-cell>
          <table:table-cell office:value-type="float" office:value="0.584198410473334" calcext:value-type="float">
            <text:p>0.5841984105</text:p>
          </table:table-cell>
          <table:table-cell office:value-type="float" office:value="0.306119674098329" calcext:value-type="float">
            <text:p>0.3061196741</text:p>
          </table:table-cell>
        </table:table-row>
        <table:table-row table:style-name="ro1">
          <table:table-cell office:value-type="float" office:value="7.620029872" calcext:value-type="float">
            <text:p>7.620029872</text:p>
          </table:table-cell>
          <table:table-cell office:value-type="float" office:value="3.026566819" calcext:value-type="float">
            <text:p>3.026566819</text:p>
          </table:table-cell>
          <table:table-cell office:value-type="float" office:value="13.25383666" calcext:value-type="float">
            <text:p>13.25383666</text:p>
          </table:table-cell>
          <table:table-cell office:value-type="float" office:value="4.473862274" calcext:value-type="float">
            <text:p>4.473862274</text:p>
          </table:table-cell>
          <table:table-cell office:value-type="float" office:value="1.11629378207579" calcext:value-type="float">
            <text:p>1.1162937821</text:p>
          </table:table-cell>
          <table:table-cell office:value-type="float" office:value="0.177080395121697" calcext:value-type="float">
            <text:p>0.1770803951</text:p>
          </table:table-cell>
          <table:table-cell office:value-type="float" office:value="0.541855475310306" calcext:value-type="float">
            <text:p>0.5418554753</text:p>
          </table:table-cell>
          <table:table-cell office:value-type="float" office:value="0.306119674098329" calcext:value-type="float">
            <text:p>0.3061196741</text:p>
          </table:table-cell>
        </table:table-row>
        <table:table-row table:style-name="ro1">
          <table:table-cell office:value-type="float" office:value="7.95087976" calcext:value-type="float">
            <text:p>7.95087976</text:p>
          </table:table-cell>
          <table:table-cell office:value-type="float" office:value="2.924294917" calcext:value-type="float">
            <text:p>2.924294917</text:p>
          </table:table-cell>
          <table:table-cell office:value-type="float" office:value="13.13507905" calcext:value-type="float">
            <text:p>13.13507905</text:p>
          </table:table-cell>
          <table:table-cell office:value-type="float" office:value="4.473862274" calcext:value-type="float">
            <text:p>4.473862274</text:p>
          </table:table-cell>
          <table:table-cell office:value-type="float" office:value="1.13550468512407" calcext:value-type="float">
            <text:p>1.1355046851</text:p>
          </table:table-cell>
          <table:table-cell office:value-type="float" office:value="0.122503828271143" calcext:value-type="float">
            <text:p>0.1225038283</text:p>
          </table:table-cell>
          <table:table-cell office:value-type="float" office:value="0.675296396222486" calcext:value-type="float">
            <text:p>0.6752963962</text:p>
          </table:table-cell>
          <table:table-cell office:value-type="float" office:value="0.306119674098329" calcext:value-type="float">
            <text:p>0.3061196741</text:p>
          </table:table-cell>
        </table:table-row>
        <table:table-row table:style-name="ro1">
          <table:table-cell office:value-type="float" office:value="7.149228028" calcext:value-type="float">
            <text:p>7.149228028</text:p>
          </table:table-cell>
          <table:table-cell office:value-type="float" office:value="2.865718459" calcext:value-type="float">
            <text:p>2.865718459</text:p>
          </table:table-cell>
          <table:table-cell office:value-type="float" office:value="13.03070549" calcext:value-type="float">
            <text:p>13.03070549</text:p>
          </table:table-cell>
          <table:table-cell office:value-type="float" office:value="4.39587171" calcext:value-type="float">
            <text:p>4.39587171</text:p>
          </table:table-cell>
          <table:table-cell office:value-type="float" office:value="0.951453915469262" calcext:value-type="float">
            <text:p>0.9514539155</text:p>
          </table:table-cell>
          <table:table-cell office:value-type="float" office:value="0.149052099748313" calcext:value-type="float">
            <text:p>0.1490520997</text:p>
          </table:table-cell>
          <table:table-cell office:value-type="float" office:value="1.61269932695148" calcext:value-type="float">
            <text:p>1.612699327</text:p>
          </table:table-cell>
          <table:table-cell office:value-type="float" office:value="0.315001753987443" calcext:value-type="float">
            <text:p>0.315001754</text:p>
          </table:table-cell>
        </table:table-row>
        <table:table-row table:style-name="ro1">
          <table:table-cell office:value-type="float" office:value="7.468075888" calcext:value-type="float">
            <text:p>7.468075888</text:p>
          </table:table-cell>
          <table:table-cell office:value-type="float" office:value="2.761767116" calcext:value-type="float">
            <text:p>2.761767116</text:p>
          </table:table-cell>
          <table:table-cell office:value-type="float" office:value="12.21391109" calcext:value-type="float">
            <text:p>12.21391109</text:p>
          </table:table-cell>
          <table:table-cell office:value-type="float" office:value="4.344319103" calcext:value-type="float">
            <text:p>4.344319103</text:p>
          </table:table-cell>
          <table:table-cell office:value-type="float" office:value="0.749998121934746" calcext:value-type="float">
            <text:p>0.7499981219</text:p>
          </table:table-cell>
          <table:table-cell office:value-type="float" office:value="0.148701012209887" calcext:value-type="float">
            <text:p>0.1487010122</text:p>
          </table:table-cell>
          <table:table-cell office:value-type="float" office:value="0.998872917539136" calcext:value-type="float">
            <text:p>0.9988729175</text:p>
          </table:table-cell>
          <table:table-cell office:value-type="float" office:value="0.367689245574089" calcext:value-type="float">
            <text:p>0.3676892456</text:p>
          </table:table-cell>
        </table:table-row>
        <table:table-row table:style-name="ro1">
          <table:table-cell office:value-type="float" office:value="7.482369734" calcext:value-type="float">
            <text:p>7.482369734</text:p>
          </table:table-cell>
          <table:table-cell office:value-type="float" office:value="2.723072041" calcext:value-type="float">
            <text:p>2.723072041</text:p>
          </table:table-cell>
          <table:table-cell office:value-type="float" office:value="12.76059385" calcext:value-type="float">
            <text:p>12.76059385</text:p>
          </table:table-cell>
          <table:table-cell office:value-type="float" office:value="4.244855261" calcext:value-type="float">
            <text:p>4.244855261</text:p>
          </table:table-cell>
          <table:table-cell office:value-type="float" office:value="0.966063266546341" calcext:value-type="float">
            <text:p>0.9660632665</text:p>
          </table:table-cell>
          <table:table-cell office:value-type="float" office:value="0.175504923225075" calcext:value-type="float">
            <text:p>0.1755049232</text:p>
          </table:table-cell>
          <table:table-cell office:value-type="float" office:value="0.851318215181085" calcext:value-type="float">
            <text:p>0.8513182152</text:p>
          </table:table-cell>
          <table:table-cell office:value-type="float" office:value="0.342027547963188" calcext:value-type="float">
            <text:p>0.342027548</text:p>
          </table:table-cell>
        </table:table-row>
        <table:table-row table:style-name="ro1">
          <table:table-cell office:value-type="float" office:value="7.918258336" calcext:value-type="float">
            <text:p>7.918258336</text:p>
          </table:table-cell>
          <table:table-cell office:value-type="float" office:value="2.723072041" calcext:value-type="float">
            <text:p>2.723072041</text:p>
          </table:table-cell>
          <table:table-cell office:value-type="float" office:value="12.66544153" calcext:value-type="float">
            <text:p>12.66544153</text:p>
          </table:table-cell>
          <table:table-cell office:value-type="float" office:value="4.170284889" calcext:value-type="float">
            <text:p>4.170284889</text:p>
          </table:table-cell>
          <table:table-cell office:value-type="float" office:value="0.820852532864505" calcext:value-type="float">
            <text:p>0.8208525329</text:p>
          </table:table-cell>
          <table:table-cell office:value-type="float" office:value="0.175504923225075" calcext:value-type="float">
            <text:p>0.1755049232</text:p>
          </table:table-cell>
          <table:table-cell office:value-type="float" office:value="0.725780664740108" calcext:value-type="float">
            <text:p>0.7257806647</text:p>
          </table:table-cell>
          <table:table-cell office:value-type="float" office:value="0.424456556770838" calcext:value-type="float">
            <text:p>0.4244565568</text:p>
          </table:table-cell>
        </table:table-row>
        <table:table-row table:style-name="ro1">
          <table:table-cell office:value-type="float" office:value="6.671309022" calcext:value-type="float">
            <text:p>6.671309022</text:p>
          </table:table-cell>
          <table:table-cell office:value-type="float" office:value="2.678059269" calcext:value-type="float">
            <text:p>2.678059269</text:p>
          </table:table-cell>
          <table:table-cell office:value-type="float" office:value="12.16192202" calcext:value-type="float">
            <text:p>12.16192202</text:p>
          </table:table-cell>
          <table:table-cell office:value-type="float" office:value="4.159261657" calcext:value-type="float">
            <text:p>4.159261657</text:p>
          </table:table-cell>
          <table:table-cell office:value-type="float" office:value="0.919390602044023" calcext:value-type="float">
            <text:p>0.919390602</text:p>
          </table:table-cell>
          <table:table-cell office:value-type="float" office:value="0.208153062950729" calcext:value-type="float">
            <text:p>0.208153063</text:p>
          </table:table-cell>
          <table:table-cell office:value-type="float" office:value="1.24531362133956" calcext:value-type="float">
            <text:p>1.2453136213</text:p>
          </table:table-cell>
          <table:table-cell office:value-type="float" office:value="0.430660193160271" calcext:value-type="float">
            <text:p>0.4306601932</text:p>
          </table:table-cell>
        </table:table-row>
        <table:table-row table:style-name="ro1">
          <table:table-cell office:value-type="float" office:value="6.804791862" calcext:value-type="float">
            <text:p>6.804791862</text:p>
          </table:table-cell>
          <table:table-cell office:value-type="float" office:value="2.66093798" calcext:value-type="float">
            <text:p>2.66093798</text:p>
          </table:table-cell>
          <table:table-cell office:value-type="float" office:value="12.29144072" calcext:value-type="float">
            <text:p>12.29144072</text:p>
          </table:table-cell>
          <table:table-cell office:value-type="float" office:value="4.068508901" calcext:value-type="float">
            <text:p>4.068508901</text:p>
          </table:table-cell>
          <table:table-cell office:value-type="float" office:value="0.630480785663159" calcext:value-type="float">
            <text:p>0.6304807857</text:p>
          </table:table-cell>
          <table:table-cell office:value-type="float" office:value="0.222386132845723" calcext:value-type="float">
            <text:p>0.2223861328</text:p>
          </table:table-cell>
          <table:table-cell office:value-type="float" office:value="2.01230827564442" calcext:value-type="float">
            <text:p>2.0123082756</text:p>
          </table:table-cell>
          <table:table-cell office:value-type="float" office:value="0.361818933894182" calcext:value-type="float">
            <text:p>0.3618189339</text:p>
          </table:table-cell>
        </table:table-row>
        <table:table-row table:style-name="ro1">
          <table:table-cell office:value-type="float" office:value="6.810913794" calcext:value-type="float">
            <text:p>6.810913794</text:p>
          </table:table-cell>
          <table:table-cell office:value-type="float" office:value="2.638597103" calcext:value-type="float">
            <text:p>2.638597103</text:p>
          </table:table-cell>
          <table:table-cell office:value-type="float" office:value="12.26117381" calcext:value-type="float">
            <text:p>12.26117381</text:p>
          </table:table-cell>
          <table:table-cell office:value-type="float" office:value="4.023774364" calcext:value-type="float">
            <text:p>4.023774364</text:p>
          </table:table-cell>
          <table:table-cell office:value-type="float" office:value="0.478426331548136" calcext:value-type="float">
            <text:p>0.4784263315</text:p>
          </table:table-cell>
          <table:table-cell office:value-type="float" office:value="0.241254162231666" calcext:value-type="float">
            <text:p>0.2412541622</text:p>
          </table:table-cell>
          <table:table-cell office:value-type="float" office:value="2.1213456189952" calcext:value-type="float">
            <text:p>2.121345619</text:p>
          </table:table-cell>
          <table:table-cell office:value-type="float" office:value="0.368468496963146" calcext:value-type="float">
            <text:p>0.368468497</text:p>
          </table:table-cell>
        </table:table-row>
        <table:table-row table:style-name="ro1">
          <table:table-cell office:value-type="float" office:value="6.654016434" calcext:value-type="float">
            <text:p>6.654016434</text:p>
          </table:table-cell>
          <table:table-cell office:value-type="float" office:value="2.547999443" calcext:value-type="float">
            <text:p>2.547999443</text:p>
          </table:table-cell>
          <table:table-cell office:value-type="float" office:value="11.77859925" calcext:value-type="float">
            <text:p>11.77859925</text:p>
          </table:table-cell>
          <table:table-cell office:value-type="float" office:value="3.977007885" calcext:value-type="float">
            <text:p>3.977007885</text:p>
          </table:table-cell>
          <table:table-cell office:value-type="float" office:value="0.820931176386281" calcext:value-type="float">
            <text:p>0.8209311764</text:p>
          </table:table-cell>
          <table:table-cell office:value-type="float" office:value="0.170795568446537" calcext:value-type="float">
            <text:p>0.1707955684</text:p>
          </table:table-cell>
          <table:table-cell office:value-type="float" office:value="2.45043055466257" calcext:value-type="float">
            <text:p>2.4504305547</text:p>
          </table:table-cell>
          <table:table-cell office:value-type="float" office:value="0.381898186732202" calcext:value-type="float">
            <text:p>0.3818981867</text:p>
          </table:table-cell>
        </table:table-row>
        <table:table-row table:style-name="ro1">
          <table:table-cell office:value-type="float" office:value="6.642675606" calcext:value-type="float">
            <text:p>6.642675606</text:p>
          </table:table-cell>
          <table:table-cell office:value-type="float" office:value="2.531594899" calcext:value-type="float">
            <text:p>2.531594899</text:p>
          </table:table-cell>
          <table:table-cell office:value-type="float" office:value="10.79779077" calcext:value-type="float">
            <text:p>10.79779077</text:p>
          </table:table-cell>
          <table:table-cell office:value-type="float" office:value="3.977007885" calcext:value-type="float">
            <text:p>3.977007885</text:p>
          </table:table-cell>
          <table:table-cell office:value-type="float" office:value="0.696114434959884" calcext:value-type="float">
            <text:p>0.696114435</text:p>
          </table:table-cell>
          <table:table-cell office:value-type="float" office:value="0.155023601953011" calcext:value-type="float">
            <text:p>0.155023602</text:p>
          </table:table-cell>
          <table:table-cell office:value-type="float" office:value="0.855222596125685" calcext:value-type="float">
            <text:p>0.8552225961</text:p>
          </table:table-cell>
          <table:table-cell office:value-type="float" office:value="0.381898186732202" calcext:value-type="float">
            <text:p>0.3818981867</text:p>
          </table:table-cell>
        </table:table-row>
        <table:table-row table:style-name="ro1">
          <table:table-cell office:value-type="float" office:value="6.20381362" calcext:value-type="float">
            <text:p>6.20381362</text:p>
          </table:table-cell>
          <table:table-cell office:value-type="float" office:value="2.465030899" calcext:value-type="float">
            <text:p>2.465030899</text:p>
          </table:table-cell>
          <table:table-cell office:value-type="float" office:value="11.12216595" calcext:value-type="float">
            <text:p>11.12216595</text:p>
          </table:table-cell>
          <table:table-cell office:value-type="float" office:value="3.92510341" calcext:value-type="float">
            <text:p>3.92510341</text:p>
          </table:table-cell>
          <table:table-cell office:value-type="float" office:value="0.628128291908583" calcext:value-type="float">
            <text:p>0.6281282919</text:p>
          </table:table-cell>
          <table:table-cell office:value-type="float" office:value="0.138635883535364" calcext:value-type="float">
            <text:p>0.1386358835</text:p>
          </table:table-cell>
          <table:table-cell office:value-type="float" office:value="1.16810639935386" calcext:value-type="float">
            <text:p>1.1681063994</text:p>
          </table:table-cell>
          <table:table-cell office:value-type="float" office:value="0.307100185221499" calcext:value-type="float">
            <text:p>0.3071001852</text:p>
          </table:table-cell>
        </table:table-row>
        <table:table-row table:style-name="ro1">
          <table:table-cell office:value-type="float" office:value="6.809100594" calcext:value-type="float">
            <text:p>6.809100594</text:p>
          </table:table-cell>
          <table:table-cell office:value-type="float" office:value="2.422468725" calcext:value-type="float">
            <text:p>2.422468725</text:p>
          </table:table-cell>
          <table:table-cell office:value-type="float" office:value="11.17248881" calcext:value-type="float">
            <text:p>11.17248881</text:p>
          </table:table-cell>
          <table:table-cell office:value-type="float" office:value="3.904079668" calcext:value-type="float">
            <text:p>3.904079668</text:p>
          </table:table-cell>
          <table:table-cell office:value-type="float" office:value="0.981266362095029" calcext:value-type="float">
            <text:p>0.9812663621</text:p>
          </table:table-cell>
          <table:table-cell office:value-type="float" office:value="0.125902521851151" calcext:value-type="float">
            <text:p>0.1259025219</text:p>
          </table:table-cell>
          <table:table-cell office:value-type="float" office:value="1.13634074853591" calcext:value-type="float">
            <text:p>1.1363407485</text:p>
          </table:table-cell>
          <table:table-cell office:value-type="float" office:value="0.299981385808198" calcext:value-type="float">
            <text:p>0.2999813858</text:p>
          </table:table-cell>
        </table:table-row>
        <table:table-row table:style-name="ro1">
          <table:table-cell office:value-type="float" office:value="7.032588578" calcext:value-type="float">
            <text:p>7.032588578</text:p>
          </table:table-cell>
          <table:table-cell office:value-type="float" office:value="2.395978305" calcext:value-type="float">
            <text:p>2.395978305</text:p>
          </table:table-cell>
          <table:table-cell office:value-type="float" office:value="10.9076864" calcext:value-type="float">
            <text:p>10.9076864</text:p>
          </table:table-cell>
          <table:table-cell office:value-type="float" office:value="3.862340002" calcext:value-type="float">
            <text:p>3.862340002</text:p>
          </table:table-cell>
          <table:table-cell office:value-type="float" office:value="0.948729356003939" calcext:value-type="float">
            <text:p>0.948729356</text:p>
          </table:table-cell>
          <table:table-cell office:value-type="float" office:value="0.142708740439055" calcext:value-type="float">
            <text:p>0.1427087404</text:p>
          </table:table-cell>
          <table:table-cell office:value-type="float" office:value="0.854575263492215" calcext:value-type="float">
            <text:p>0.8545752635</text:p>
          </table:table-cell>
          <table:table-cell office:value-type="float" office:value="0.295214781295437" calcext:value-type="float">
            <text:p>0.2952147813</text:p>
          </table:table-cell>
        </table:table-row>
        <table:table-row table:style-name="ro1">
          <table:table-cell office:value-type="float" office:value="6.089930372" calcext:value-type="float">
            <text:p>6.089930372</text:p>
          </table:table-cell>
          <table:table-cell office:value-type="float" office:value="2.358753782" calcext:value-type="float">
            <text:p>2.358753782</text:p>
          </table:table-cell>
          <table:table-cell office:value-type="float" office:value="10.30867791" calcext:value-type="float">
            <text:p>10.30867791</text:p>
          </table:table-cell>
          <table:table-cell office:value-type="float" office:value="3.854508205" calcext:value-type="float">
            <text:p>3.854508205</text:p>
          </table:table-cell>
          <table:table-cell office:value-type="float" office:value="0.590328677807823" calcext:value-type="float">
            <text:p>0.5903286778</text:p>
          </table:table-cell>
          <table:table-cell office:value-type="float" office:value="0.133149637688176" calcext:value-type="float">
            <text:p>0.1331496377</text:p>
          </table:table-cell>
          <table:table-cell office:value-type="float" office:value="1.11977378196497" calcext:value-type="float">
            <text:p>1.119773782</text:p>
          </table:table-cell>
          <table:table-cell office:value-type="float" office:value="0.304764728132199" calcext:value-type="float">
            <text:p>0.3047647281</text:p>
          </table:table-cell>
        </table:table-row>
        <table:table-row table:style-name="ro1">
          <table:table-cell office:value-type="float" office:value="5.89471014" calcext:value-type="float">
            <text:p>5.89471014</text:p>
          </table:table-cell>
          <table:table-cell office:value-type="float" office:value="2.334549904" calcext:value-type="float">
            <text:p>2.334549904</text:p>
          </table:table-cell>
          <table:table-cell office:value-type="float" office:value="10.9803223" calcext:value-type="float">
            <text:p>10.9803223</text:p>
          </table:table-cell>
          <table:table-cell office:value-type="float" office:value="3.820460894" calcext:value-type="float">
            <text:p>3.820460894</text:p>
          </table:table-cell>
          <table:table-cell office:value-type="float" office:value="0.263510045274606" calcext:value-type="float">
            <text:p>0.2635100453</text:p>
          </table:table-cell>
          <table:table-cell office:value-type="float" office:value="0.125654151577321" calcext:value-type="float">
            <text:p>0.1256541516</text:p>
          </table:table-cell>
          <table:table-cell office:value-type="float" office:value="1.70624096351281" calcext:value-type="float">
            <text:p>1.7062409635</text:p>
          </table:table-cell>
          <table:table-cell office:value-type="float" office:value="0.287787613652188" calcext:value-type="float">
            <text:p>0.2877876137</text:p>
          </table:table-cell>
        </table:table-row>
        <table:table-row table:style-name="ro1">
          <table:table-cell office:value-type="float" office:value="6.31399387" calcext:value-type="float">
            <text:p>6.31399387</text:p>
          </table:table-cell>
          <table:table-cell office:value-type="float" office:value="2.296276058" calcext:value-type="float">
            <text:p>2.296276058</text:p>
          </table:table-cell>
          <table:table-cell office:value-type="float" office:value="11.85533245" calcext:value-type="float">
            <text:p>11.85533245</text:p>
          </table:table-cell>
          <table:table-cell office:value-type="float" office:value="3.785415233" calcext:value-type="float">
            <text:p>3.785415233</text:p>
          </table:table-cell>
          <table:table-cell office:value-type="float" office:value="0.922181687878464" calcext:value-type="float">
            <text:p>0.9221816879</text:p>
          </table:table-cell>
          <table:table-cell office:value-type="float" office:value="0.171889265693619" calcext:value-type="float">
            <text:p>0.1718892657</text:p>
          </table:table-cell>
          <table:table-cell office:value-type="float" office:value="1.0935642212657" calcext:value-type="float">
            <text:p>1.0935642213</text:p>
          </table:table-cell>
          <table:table-cell office:value-type="float" office:value="0.291897895601577" calcext:value-type="float">
            <text:p>0.2918978956</text:p>
          </table:table-cell>
        </table:table-row>
        <table:table-row table:style-name="ro1">
          <table:table-cell office:value-type="float" office:value="6.657975728" calcext:value-type="float">
            <text:p>6.657975728</text:p>
          </table:table-cell>
          <table:table-cell office:value-type="float" office:value="2.259237259" calcext:value-type="float">
            <text:p>2.259237259</text:p>
          </table:table-cell>
          <table:table-cell office:value-type="float" office:value="11.18186304" calcext:value-type="float">
            <text:p>11.18186304</text:p>
          </table:table-cell>
          <table:table-cell office:value-type="float" office:value="3.770408582" calcext:value-type="float">
            <text:p>3.770408582</text:p>
          </table:table-cell>
          <table:table-cell office:value-type="float" office:value="1.00425947526894" calcext:value-type="float">
            <text:p>1.0042594753</text:p>
          </table:table-cell>
          <table:table-cell office:value-type="float" office:value="0.132082088059601" calcext:value-type="float">
            <text:p>0.1320820881</text:p>
          </table:table-cell>
          <table:table-cell office:value-type="float" office:value="1.14868822709306" calcext:value-type="float">
            <text:p>1.1486882271</text:p>
          </table:table-cell>
          <table:table-cell office:value-type="float" office:value="0.297085730656167" calcext:value-type="float">
            <text:p>0.2970857307</text:p>
          </table:table-cell>
        </table:table-row>
        <table:table-row table:style-name="ro1">
          <table:table-cell office:value-type="float" office:value="5.43277523" calcext:value-type="float">
            <text:p>5.43277523</text:p>
          </table:table-cell>
          <table:table-cell office:value-type="float" office:value="2.219824579" calcext:value-type="float">
            <text:p>2.219824579</text:p>
          </table:table-cell>
          <table:table-cell office:value-type="float" office:value="10.99960607" calcext:value-type="float">
            <text:p>10.99960607</text:p>
          </table:table-cell>
          <table:table-cell office:value-type="float" office:value="3.748795639" calcext:value-type="float">
            <text:p>3.748795639</text:p>
          </table:table-cell>
          <table:table-cell office:value-type="float" office:value="0.499316452391329" calcext:value-type="float">
            <text:p>0.4993164524</text:p>
          </table:table-cell>
          <table:table-cell office:value-type="float" office:value="0.136255165180418" calcext:value-type="float">
            <text:p>0.1362551652</text:p>
          </table:table-cell>
          <table:table-cell office:value-type="float" office:value="1.08745699629556" calcext:value-type="float">
            <text:p>1.0874569963</text:p>
          </table:table-cell>
          <table:table-cell office:value-type="float" office:value="0.2859282574277" calcext:value-type="float">
            <text:p>0.2859282574</text:p>
          </table:table-cell>
        </table:table-row>
        <table:table-row table:style-name="ro1">
          <table:table-cell office:value-type="float" office:value="5.725552062" calcext:value-type="float">
            <text:p>5.725552062</text:p>
          </table:table-cell>
          <table:table-cell office:value-type="float" office:value="2.132502564" calcext:value-type="float">
            <text:p>2.132502564</text:p>
          </table:table-cell>
          <table:table-cell office:value-type="float" office:value="11.68343008" calcext:value-type="float">
            <text:p>11.68343008</text:p>
          </table:table-cell>
          <table:table-cell office:value-type="float" office:value="3.713264347" calcext:value-type="float">
            <text:p>3.713264347</text:p>
          </table:table-cell>
          <table:table-cell office:value-type="float" office:value="0.374231754364133" calcext:value-type="float">
            <text:p>0.3742317544</text:p>
          </table:table-cell>
          <table:table-cell office:value-type="float" office:value="0.184519719752444" calcext:value-type="float">
            <text:p>0.1845197198</text:p>
          </table:table-cell>
          <table:table-cell office:value-type="float" office:value="1.18198989296956" calcext:value-type="float">
            <text:p>1.181989893</text:p>
          </table:table-cell>
          <table:table-cell office:value-type="float" office:value="0.303763971469715" calcext:value-type="float">
            <text:p>0.3037639715</text:p>
          </table:table-cell>
        </table:table-row>
        <table:table-row table:style-name="ro1">
          <table:table-cell office:value-type="float" office:value="5.782054618" calcext:value-type="float">
            <text:p>5.782054618</text:p>
          </table:table-cell>
          <table:table-cell office:value-type="float" office:value="2.107181384" calcext:value-type="float">
            <text:p>2.107181384</text:p>
          </table:table-cell>
          <table:table-cell office:value-type="float" office:value="11.16942639" calcext:value-type="float">
            <text:p>11.16942639</text:p>
          </table:table-cell>
          <table:table-cell office:value-type="float" office:value="3.713264347" calcext:value-type="float">
            <text:p>3.713264347</text:p>
          </table:table-cell>
          <table:table-cell office:value-type="float" office:value="0.524711890383584" calcext:value-type="float">
            <text:p>0.5247118904</text:p>
          </table:table-cell>
          <table:table-cell office:value-type="float" office:value="0.164148544803359" calcext:value-type="float">
            <text:p>0.1641485448</text:p>
          </table:table-cell>
          <table:table-cell office:value-type="float" office:value="1.17872839359477" calcext:value-type="float">
            <text:p>1.1787283936</text:p>
          </table:table-cell>
          <table:table-cell office:value-type="float" office:value="0.303763971469715" calcext:value-type="float">
            <text:p>0.3037639715</text:p>
          </table:table-cell>
        </table:table-row>
        <table:table-row table:style-name="ro1">
          <table:table-cell office:value-type="float" office:value="5.490228732" calcext:value-type="float">
            <text:p>5.490228732</text:p>
          </table:table-cell>
          <table:table-cell office:value-type="float" office:value="2.090682986" calcext:value-type="float">
            <text:p>2.090682986</text:p>
          </table:table-cell>
          <table:table-cell office:value-type="float" office:value="11.16439181" calcext:value-type="float">
            <text:p>11.16439181</text:p>
          </table:table-cell>
          <table:table-cell office:value-type="float" office:value="3.67571473" calcext:value-type="float">
            <text:p>3.67571473</text:p>
          </table:table-cell>
          <table:table-cell office:value-type="float" office:value="0.89160950680457" calcext:value-type="float">
            <text:p>0.8916095068</text:p>
          </table:table-cell>
          <table:table-cell office:value-type="float" office:value="0.165218826954928" calcext:value-type="float">
            <text:p>0.165218827</text:p>
          </table:table-cell>
          <table:table-cell office:value-type="float" office:value="1.18086709180088" calcext:value-type="float">
            <text:p>1.1808670918</text:p>
          </table:table-cell>
          <table:table-cell office:value-type="float" office:value="0.293047054288913" calcext:value-type="float">
            <text:p>0.2930470543</text:p>
          </table:table-cell>
        </table:table-row>
        <table:table-row table:style-name="ro1">
          <table:table-cell office:value-type="float" office:value="5.668740566" calcext:value-type="float">
            <text:p>5.668740566</text:p>
          </table:table-cell>
          <table:table-cell office:value-type="float" office:value="2.070876687" calcext:value-type="float">
            <text:p>2.070876687</text:p>
          </table:table-cell>
          <table:table-cell office:value-type="float" office:value="10.98749891" calcext:value-type="float">
            <text:p>10.98749891</text:p>
          </table:table-cell>
          <table:table-cell office:value-type="float" office:value="3.594852402" calcext:value-type="float">
            <text:p>3.594852402</text:p>
          </table:table-cell>
          <table:table-cell office:value-type="float" office:value="0.60441459695966" calcext:value-type="float">
            <text:p>0.604414597</text:p>
          </table:table-cell>
          <table:table-cell office:value-type="float" office:value="0.173130207651094" calcext:value-type="float">
            <text:p>0.1731302077</text:p>
          </table:table-cell>
          <table:table-cell office:value-type="float" office:value="0.966487601881983" calcext:value-type="float">
            <text:p>0.9664876019</text:p>
          </table:table-cell>
          <table:table-cell office:value-type="float" office:value="0.274029286154926" calcext:value-type="float">
            <text:p>0.2740292862</text:p>
          </table:table-cell>
        </table:table-row>
        <table:table-row table:style-name="ro1">
          <table:table-cell office:value-type="float" office:value="5.3282601" calcext:value-type="float">
            <text:p>5.3282601</text:p>
          </table:table-cell>
          <table:table-cell office:value-type="float" office:value="2.051408315" calcext:value-type="float">
            <text:p>2.051408315</text:p>
          </table:table-cell>
          <table:table-cell office:value-type="float" office:value="10.98025385" calcext:value-type="float">
            <text:p>10.98025385</text:p>
          </table:table-cell>
          <table:table-cell office:value-type="float" office:value="3.568135104" calcext:value-type="float">
            <text:p>3.568135104</text:p>
          </table:table-cell>
          <table:table-cell office:value-type="float" office:value="0.64634614686222" calcext:value-type="float">
            <text:p>0.6463461469</text:p>
          </table:table-cell>
          <table:table-cell office:value-type="float" office:value="0.162903701454251" calcext:value-type="float">
            <text:p>0.1629037015</text:p>
          </table:table-cell>
          <table:table-cell office:value-type="float" office:value="1.33499007469126" calcext:value-type="float">
            <text:p>1.3349900747</text:p>
          </table:table-cell>
          <table:table-cell office:value-type="float" office:value="0.261996624215437" calcext:value-type="float">
            <text:p>0.2619966242</text:p>
          </table:table-cell>
        </table:table-row>
        <table:table-row table:style-name="ro1">
          <table:table-cell office:value-type="float" office:value="5.300352364" calcext:value-type="float">
            <text:p>5.300352364</text:p>
          </table:table-cell>
          <table:table-cell office:value-type="float" office:value="2.004564035" calcext:value-type="float">
            <text:p>2.004564035</text:p>
          </table:table-cell>
          <table:table-cell office:value-type="float" office:value="11.09147732" calcext:value-type="float">
            <text:p>11.09147732</text:p>
          </table:table-cell>
          <table:table-cell office:value-type="float" office:value="3.556507708" calcext:value-type="float">
            <text:p>3.556507708</text:p>
          </table:table-cell>
          <table:table-cell office:value-type="float" office:value="0.303833583081817" calcext:value-type="float">
            <text:p>0.3038335831</text:p>
          </table:table-cell>
          <table:table-cell office:value-type="float" office:value="0.130197840035788" calcext:value-type="float">
            <text:p>0.13019784</text:p>
          </table:table-cell>
          <table:table-cell office:value-type="float" office:value="1.07742371927469" calcext:value-type="float">
            <text:p>1.0774237193</text:p>
          </table:table-cell>
          <table:table-cell office:value-type="float" office:value="0.275497950321555" calcext:value-type="float">
            <text:p>0.2754979503</text:p>
          </table:table-cell>
        </table:table-row>
        <table:table-row table:style-name="ro1">
          <table:table-cell office:value-type="float" office:value="5.1209475" calcext:value-type="float">
            <text:p>5.1209475</text:p>
          </table:table-cell>
          <table:table-cell office:value-type="float" office:value="1.9867856" calcext:value-type="float">
            <text:p>1.9867856</text:p>
          </table:table-cell>
          <table:table-cell office:value-type="float" office:value="11.17953411" calcext:value-type="float">
            <text:p>11.17953411</text:p>
          </table:table-cell>
          <table:table-cell office:value-type="float" office:value="3.507616776" calcext:value-type="float">
            <text:p>3.507616776</text:p>
          </table:table-cell>
          <table:table-cell office:value-type="float" office:value="0.38220204166199" calcext:value-type="float">
            <text:p>0.3822020417</text:p>
          </table:table-cell>
          <table:table-cell office:value-type="float" office:value="0.135537388984644" calcext:value-type="float">
            <text:p>0.135537389</text:p>
          </table:table-cell>
          <table:table-cell office:value-type="float" office:value="0.925268722812645" calcext:value-type="float">
            <text:p>0.9252687228</text:p>
          </table:table-cell>
          <table:table-cell office:value-type="float" office:value="0.262056369723108" calcext:value-type="float">
            <text:p>0.2620563697</text:p>
          </table:table-cell>
        </table:table-row>
        <table:table-row table:style-name="ro1">
          <table:table-cell office:value-type="float" office:value="4.662499288" calcext:value-type="float">
            <text:p>4.662499288</text:p>
          </table:table-cell>
          <table:table-cell office:value-type="float" office:value="1.966052213" calcext:value-type="float">
            <text:p>1.966052213</text:p>
          </table:table-cell>
          <table:table-cell office:value-type="float" office:value="10.80750295" calcext:value-type="float">
            <text:p>10.80750295</text:p>
          </table:table-cell>
          <table:table-cell office:value-type="float" office:value="3.43009438" calcext:value-type="float">
            <text:p>3.43009438</text:p>
          </table:table-cell>
          <table:table-cell office:value-type="float" office:value="0.655869322241273" calcext:value-type="float">
            <text:p>0.6558693222</text:p>
          </table:table-cell>
          <table:table-cell office:value-type="float" office:value="0.13806392760239" calcext:value-type="float">
            <text:p>0.1380639276</text:p>
          </table:table-cell>
          <table:table-cell office:value-type="float" office:value="1.29666236089443" calcext:value-type="float">
            <text:p>1.2966623609</text:p>
          </table:table-cell>
          <table:table-cell office:value-type="float" office:value="0.241720295009745" calcext:value-type="float">
            <text:p>0.241720295</text:p>
          </table:table-cell>
        </table:table-row>
        <table:table-row table:style-name="ro1">
          <table:table-cell office:value-type="float" office:value="4.998704206" calcext:value-type="float">
            <text:p>4.998704206</text:p>
          </table:table-cell>
          <table:table-cell office:value-type="float" office:value="1.906511974" calcext:value-type="float">
            <text:p>1.906511974</text:p>
          </table:table-cell>
          <table:table-cell office:value-type="float" office:value="10.59099074" calcext:value-type="float">
            <text:p>10.59099074</text:p>
          </table:table-cell>
          <table:table-cell office:value-type="float" office:value="3.358238355" calcext:value-type="float">
            <text:p>3.358238355</text:p>
          </table:table-cell>
          <table:table-cell office:value-type="float" office:value="0.839111163762783" calcext:value-type="float">
            <text:p>0.8391111638</text:p>
          </table:table-cell>
          <table:table-cell office:value-type="float" office:value="0.117862557917171" calcext:value-type="float">
            <text:p>0.1178625579</text:p>
          </table:table-cell>
          <table:table-cell office:value-type="float" office:value="1.00051997422186" calcext:value-type="float">
            <text:p>1.0005199742</text:p>
          </table:table-cell>
          <table:table-cell office:value-type="float" office:value="0.136676135504004" calcext:value-type="float">
            <text:p>0.1366761355</text:p>
          </table:table-cell>
        </table:table-row>
        <table:table-row table:style-name="ro1">
          <table:table-cell office:value-type="float" office:value="4.677134312" calcext:value-type="float">
            <text:p>4.677134312</text:p>
          </table:table-cell>
          <table:table-cell office:value-type="float" office:value="1.85968142" calcext:value-type="float">
            <text:p>1.85968142</text:p>
          </table:table-cell>
          <table:table-cell office:value-type="float" office:value="9.867595002" calcext:value-type="float">
            <text:p>9.867595002</text:p>
          </table:table-cell>
          <table:table-cell office:value-type="float" office:value="3.355899571" calcext:value-type="float">
            <text:p>3.355899571</text:p>
          </table:table-cell>
          <table:table-cell office:value-type="float" office:value="0.798938188812777" calcext:value-type="float">
            <text:p>0.7989381888</text:p>
          </table:table-cell>
          <table:table-cell office:value-type="float" office:value="0.102937823440562" calcext:value-type="float">
            <text:p>0.1029378234</text:p>
          </table:table-cell>
          <table:table-cell office:value-type="float" office:value="0.791081394298574" calcext:value-type="float">
            <text:p>0.7910813943</text:p>
          </table:table-cell>
          <table:table-cell office:value-type="float" office:value="0.132625814440912" calcext:value-type="float">
            <text:p>0.1326258144</text:p>
          </table:table-cell>
        </table:table-row>
        <table:table-row table:style-name="ro1">
          <table:table-cell office:value-type="float" office:value="4.528769866" calcext:value-type="float">
            <text:p>4.528769866</text:p>
          </table:table-cell>
          <table:table-cell office:value-type="float" office:value="1.841401846" calcext:value-type="float">
            <text:p>1.841401846</text:p>
          </table:table-cell>
          <table:table-cell office:value-type="float" office:value="9.880877374" calcext:value-type="float">
            <text:p>9.880877374</text:p>
          </table:table-cell>
          <table:table-cell office:value-type="float" office:value="3.34984284" calcext:value-type="float">
            <text:p>3.34984284</text:p>
          </table:table-cell>
          <table:table-cell office:value-type="float" office:value="0.630713779839985" calcext:value-type="float">
            <text:p>0.6307137798</text:p>
          </table:table-cell>
          <table:table-cell office:value-type="float" office:value="0.0814360345554733" calcext:value-type="float">
            <text:p>0.0814360346</text:p>
          </table:table-cell>
          <table:table-cell office:value-type="float" office:value="0.758976709794645" calcext:value-type="float">
            <text:p>0.7589767098</text:p>
          </table:table-cell>
          <table:table-cell office:value-type="float" office:value="0.12904428929692" calcext:value-type="float">
            <text:p>0.1290442893</text:p>
          </table:table-cell>
        </table:table-row>
        <table:table-row table:style-name="ro1">
          <table:table-cell office:value-type="float" office:value="4.587895828" calcext:value-type="float">
            <text:p>4.587895828</text:p>
          </table:table-cell>
          <table:table-cell office:value-type="float" office:value="1.816061005" calcext:value-type="float">
            <text:p>1.816061005</text:p>
          </table:table-cell>
          <table:table-cell office:value-type="float" office:value="9.612478552" calcext:value-type="float">
            <text:p>9.612478552</text:p>
          </table:table-cell>
          <table:table-cell office:value-type="float" office:value="3.349727492" calcext:value-type="float">
            <text:p>3.349727492</text:p>
          </table:table-cell>
          <table:table-cell office:value-type="float" office:value="0.499701907050058" calcext:value-type="float">
            <text:p>0.4997019071</text:p>
          </table:table-cell>
          <table:table-cell office:value-type="float" office:value="0.082753556041885" calcext:value-type="float">
            <text:p>0.082753556</text:p>
          </table:table-cell>
          <table:table-cell office:value-type="float" office:value="0.303301114752357" calcext:value-type="float">
            <text:p>0.3033011148</text:p>
          </table:table-cell>
          <table:table-cell office:value-type="float" office:value="0.128839872013804" calcext:value-type="float">
            <text:p>0.128839872</text:p>
          </table:table-cell>
        </table:table-row>
        <table:table-row table:style-name="ro1">
          <table:table-cell office:value-type="float" office:value="4.125580748" calcext:value-type="float">
            <text:p>4.125580748</text:p>
          </table:table-cell>
          <table:table-cell office:value-type="float" office:value="1.814029434" calcext:value-type="float">
            <text:p>1.814029434</text:p>
          </table:table-cell>
          <table:table-cell office:value-type="float" office:value="9.940600922" calcext:value-type="float">
            <text:p>9.940600922</text:p>
          </table:table-cell>
          <table:table-cell office:value-type="float" office:value="3.338103" calcext:value-type="float">
            <text:p>3.338103</text:p>
          </table:table-cell>
          <table:table-cell office:value-type="float" office:value="0.489270540041481" calcext:value-type="float">
            <text:p>0.48927054</text:p>
          </table:table-cell>
          <table:table-cell office:value-type="float" office:value="0.0818899999638134" calcext:value-type="float">
            <text:p>0.08189</text:p>
          </table:table-cell>
          <table:table-cell office:value-type="float" office:value="0.883050312767823" calcext:value-type="float">
            <text:p>0.8830503128</text:p>
          </table:table-cell>
          <table:table-cell office:value-type="float" office:value="0.128177487196666" calcext:value-type="float">
            <text:p>0.1281774872</text:p>
          </table:table-cell>
        </table:table-row>
        <table:table-row table:style-name="ro1">
          <table:table-cell office:value-type="float" office:value="4.460687704" calcext:value-type="float">
            <text:p>4.460687704</text:p>
          </table:table-cell>
          <table:table-cell office:value-type="float" office:value="1.798011194" calcext:value-type="float">
            <text:p>1.798011194</text:p>
          </table:table-cell>
          <table:table-cell office:value-type="float" office:value="9.407043296" calcext:value-type="float">
            <text:p>9.407043296</text:p>
          </table:table-cell>
          <table:table-cell office:value-type="float" office:value="3.329630423" calcext:value-type="float">
            <text:p>3.329630423</text:p>
          </table:table-cell>
          <table:table-cell office:value-type="float" office:value="0.689353845938233" calcext:value-type="float">
            <text:p>0.6893538459</text:p>
          </table:table-cell>
          <table:table-cell office:value-type="float" office:value="0.0983796937909403" calcext:value-type="float">
            <text:p>0.0983796938</text:p>
          </table:table-cell>
          <table:table-cell office:value-type="float" office:value="0.872120403675356" calcext:value-type="float">
            <text:p>0.8721204037</text:p>
          </table:table-cell>
          <table:table-cell office:value-type="float" office:value="0.130983794460268" calcext:value-type="float">
            <text:p>0.1309837945</text:p>
          </table:table-cell>
        </table:table-row>
        <table:table-row table:style-name="ro1">
          <table:table-cell office:value-type="float" office:value="4.156180328" calcext:value-type="float">
            <text:p>4.156180328</text:p>
          </table:table-cell>
          <table:table-cell office:value-type="float" office:value="1.789307316" calcext:value-type="float">
            <text:p>1.789307316</text:p>
          </table:table-cell>
          <table:table-cell office:value-type="float" office:value="8.833300424" calcext:value-type="float">
            <text:p>8.833300424</text:p>
          </table:table-cell>
          <table:table-cell office:value-type="float" office:value="3.267574021" calcext:value-type="float">
            <text:p>3.267574021</text:p>
          </table:table-cell>
          <table:table-cell office:value-type="float" office:value="0.353870111545683" calcext:value-type="float">
            <text:p>0.3538701115</text:p>
          </table:table-cell>
          <table:table-cell office:value-type="float" office:value="0.084770602827721" calcext:value-type="float">
            <text:p>0.0847706028</text:p>
          </table:table-cell>
          <table:table-cell office:value-type="float" office:value="1.0579857279783" calcext:value-type="float">
            <text:p>1.057985728</text:p>
          </table:table-cell>
          <table:table-cell office:value-type="float" office:value="0.155711477693876" calcext:value-type="float">
            <text:p>0.1557114777</text:p>
          </table:table-cell>
        </table:table-row>
        <table:table-row table:style-name="ro1">
          <table:table-cell office:value-type="float" office:value="3.792045358" calcext:value-type="float">
            <text:p>3.792045358</text:p>
          </table:table-cell>
          <table:table-cell office:value-type="float" office:value="1.788653406" calcext:value-type="float">
            <text:p>1.788653406</text:p>
          </table:table-cell>
          <table:table-cell office:value-type="float" office:value="9.701930628" calcext:value-type="float">
            <text:p>9.701930628</text:p>
          </table:table-cell>
          <table:table-cell office:value-type="float" office:value="3.237659443" calcext:value-type="float">
            <text:p>3.237659443</text:p>
          </table:table-cell>
          <table:table-cell office:value-type="float" office:value="0.449492051148477" calcext:value-type="float">
            <text:p>0.4494920511</text:p>
          </table:table-cell>
          <table:table-cell office:value-type="float" office:value="0.0845676962220122" calcext:value-type="float">
            <text:p>0.0845676962</text:p>
          </table:table-cell>
          <table:table-cell office:value-type="float" office:value="1.43171271487206" calcext:value-type="float">
            <text:p>1.4317127149</text:p>
          </table:table-cell>
          <table:table-cell office:value-type="float" office:value="0.178774055042325" calcext:value-type="float">
            <text:p>0.178774055</text:p>
          </table:table-cell>
        </table:table-row>
        <table:table-row table:style-name="ro1">
          <table:table-cell office:value-type="float" office:value="3.865995062" calcext:value-type="float">
            <text:p>3.865995062</text:p>
          </table:table-cell>
          <table:table-cell office:value-type="float" office:value="1.767143045" calcext:value-type="float">
            <text:p>1.767143045</text:p>
          </table:table-cell>
          <table:table-cell office:value-type="float" office:value="9.761881064" calcext:value-type="float">
            <text:p>9.761881064</text:p>
          </table:table-cell>
          <table:table-cell office:value-type="float" office:value="3.210068019" calcext:value-type="float">
            <text:p>3.210068019</text:p>
          </table:table-cell>
          <table:table-cell office:value-type="float" office:value="0.545111435336399" calcext:value-type="float">
            <text:p>0.5451114353</text:p>
          </table:table-cell>
          <table:table-cell office:value-type="float" office:value="0.104594515147726" calcext:value-type="float">
            <text:p>0.1045945151</text:p>
          </table:table-cell>
          <table:table-cell office:value-type="float" office:value="1.31457949456785" calcext:value-type="float">
            <text:p>1.3145794946</text:p>
          </table:table-cell>
          <table:table-cell office:value-type="float" office:value="0.172494366481038" calcext:value-type="float">
            <text:p>0.1724943665</text:p>
          </table:table-cell>
        </table:table-row>
        <table:table-row table:style-name="ro1">
          <table:table-cell office:value-type="float" office:value="4.173633654" calcext:value-type="float">
            <text:p>4.173633654</text:p>
          </table:table-cell>
          <table:table-cell office:value-type="float" office:value="1.758301999" calcext:value-type="float">
            <text:p>1.758301999</text:p>
          </table:table-cell>
          <table:table-cell office:value-type="float" office:value="9.467898648" calcext:value-type="float">
            <text:p>9.467898648</text:p>
          </table:table-cell>
          <table:table-cell office:value-type="float" office:value="3.200888598" calcext:value-type="float">
            <text:p>3.200888598</text:p>
          </table:table-cell>
          <table:table-cell office:value-type="float" office:value="0.395899911071032" calcext:value-type="float">
            <text:p>0.3958999111</text:p>
          </table:table-cell>
          <table:table-cell office:value-type="float" office:value="0.106348561342055" calcext:value-type="float">
            <text:p>0.1063485613</text:p>
          </table:table-cell>
          <table:table-cell office:value-type="float" office:value="1.16758636360687" calcext:value-type="float">
            <text:p>1.1675863636</text:p>
          </table:table-cell>
          <table:table-cell office:value-type="float" office:value="0.161010574130008" calcext:value-type="float">
            <text:p>0.1610105741</text:p>
          </table:table-cell>
        </table:table-row>
        <table:table-row table:style-name="ro1">
          <table:table-cell office:value-type="float" office:value="4.022503692" calcext:value-type="float">
            <text:p>4.022503692</text:p>
          </table:table-cell>
          <table:table-cell office:value-type="float" office:value="1.733617787" calcext:value-type="float">
            <text:p>1.733617787</text:p>
          </table:table-cell>
          <table:table-cell office:value-type="float" office:value="9.660735696" calcext:value-type="float">
            <text:p>9.660735696</text:p>
          </table:table-cell>
          <table:table-cell office:value-type="float" office:value="3.200888598" calcext:value-type="float">
            <text:p>3.200888598</text:p>
          </table:table-cell>
          <table:table-cell office:value-type="float" office:value="0.420166504711808" calcext:value-type="float">
            <text:p>0.4201665047</text:p>
          </table:table-cell>
          <table:table-cell office:value-type="float" office:value="0.123368677815334" calcext:value-type="float">
            <text:p>0.1233686778</text:p>
          </table:table-cell>
          <table:table-cell office:value-type="float" office:value="1.24502733297155" calcext:value-type="float">
            <text:p>1.245027333</text:p>
          </table:table-cell>
          <table:table-cell office:value-type="float" office:value="0.161010574130008" calcext:value-type="float">
            <text:p>0.1610105741</text:p>
          </table:table-cell>
        </table:table-row>
        <table:table-row table:style-name="ro1">
          <table:table-cell office:value-type="float" office:value="4.1900136" calcext:value-type="float">
            <text:p>4.1900136</text:p>
          </table:table-cell>
          <table:table-cell office:value-type="float" office:value="1.713270187" calcext:value-type="float">
            <text:p>1.713270187</text:p>
          </table:table-cell>
          <table:table-cell office:value-type="float" office:value="9.660735696" calcext:value-type="float">
            <text:p>9.660735696</text:p>
          </table:table-cell>
          <table:table-cell office:value-type="float" office:value="3.169053568" calcext:value-type="float">
            <text:p>3.169053568</text:p>
          </table:table-cell>
          <table:table-cell office:value-type="float" office:value="0.440043275760644" calcext:value-type="float">
            <text:p>0.4400432758</text:p>
          </table:table-cell>
          <table:table-cell office:value-type="float" office:value="0.113259571314353" calcext:value-type="float">
            <text:p>0.1132595713</text:p>
          </table:table-cell>
          <table:table-cell office:value-type="float" office:value="1.24502733297155" calcext:value-type="float">
            <text:p>1.245027333</text:p>
          </table:table-cell>
          <table:table-cell office:value-type="float" office:value="0.153213704045442" calcext:value-type="float">
            <text:p>0.153213704</text:p>
          </table:table-cell>
        </table:table-row>
        <table:table-row table:style-name="ro1">
          <table:table-cell office:value-type="float" office:value="4.521663534" calcext:value-type="float">
            <text:p>4.521663534</text:p>
          </table:table-cell>
          <table:table-cell office:value-type="float" office:value="1.697671318" calcext:value-type="float">
            <text:p>1.697671318</text:p>
          </table:table-cell>
          <table:table-cell office:value-type="float" office:value="10.12815699" calcext:value-type="float">
            <text:p>10.12815699</text:p>
          </table:table-cell>
          <table:table-cell office:value-type="float" office:value="3.151870112" calcext:value-type="float">
            <text:p>3.151870112</text:p>
          </table:table-cell>
          <table:table-cell office:value-type="float" office:value="0.603867457809562" calcext:value-type="float">
            <text:p>0.6038674578</text:p>
          </table:table-cell>
          <table:table-cell office:value-type="float" office:value="0.0988501058143326" calcext:value-type="float">
            <text:p>0.0988501058</text:p>
          </table:table-cell>
          <table:table-cell office:value-type="float" office:value="0.562741398916198" calcext:value-type="float">
            <text:p>0.5627413989</text:p>
          </table:table-cell>
          <table:table-cell office:value-type="float" office:value="0.147545096186842" calcext:value-type="float">
            <text:p>0.1475450962</text:p>
          </table:table-cell>
        </table:table-row>
        <table:table-row table:style-name="ro1">
          <table:table-cell office:value-type="float" office:value="3.830819326" calcext:value-type="float">
            <text:p>3.830819326</text:p>
          </table:table-cell>
          <table:table-cell office:value-type="float" office:value="1.689068492" calcext:value-type="float">
            <text:p>1.689068492</text:p>
          </table:table-cell>
          <table:table-cell office:value-type="float" office:value="9.958552692" calcext:value-type="float">
            <text:p>9.958552692</text:p>
          </table:table-cell>
          <table:table-cell office:value-type="float" office:value="3.147004878" calcext:value-type="float">
            <text:p>3.147004878</text:p>
          </table:table-cell>
          <table:table-cell office:value-type="float" office:value="0.169241809615259" calcext:value-type="float">
            <text:p>0.1692418096</text:p>
          </table:table-cell>
          <table:table-cell office:value-type="float" office:value="0.100880490427541" calcext:value-type="float">
            <text:p>0.1008804904</text:p>
          </table:table-cell>
          <table:table-cell office:value-type="float" office:value="0.519552292469434" calcext:value-type="float">
            <text:p>0.5195522925</text:p>
          </table:table-cell>
          <table:table-cell office:value-type="float" office:value="0.14751525598014" calcext:value-type="float">
            <text:p>0.147515256</text:p>
          </table:table-cell>
        </table:table-row>
        <table:table-row table:style-name="ro1">
          <table:table-cell office:value-type="float" office:value="3.770228104" calcext:value-type="float">
            <text:p>3.770228104</text:p>
          </table:table-cell>
          <table:table-cell office:value-type="float" office:value="1.681628491" calcext:value-type="float">
            <text:p>1.681628491</text:p>
          </table:table-cell>
          <table:table-cell office:value-type="float" office:value="9.775804716" calcext:value-type="float">
            <text:p>9.775804716</text:p>
          </table:table-cell>
          <table:table-cell office:value-type="float" office:value="3.147004878" calcext:value-type="float">
            <text:p>3.147004878</text:p>
          </table:table-cell>
          <table:table-cell office:value-type="float" office:value="0.352509929130044" calcext:value-type="float">
            <text:p>0.3525099291</text:p>
          </table:table-cell>
          <table:table-cell office:value-type="float" office:value="0.101864091492997" calcext:value-type="float">
            <text:p>0.1018640915</text:p>
          </table:table-cell>
          <table:table-cell office:value-type="float" office:value="0.887016664168888" calcext:value-type="float">
            <text:p>0.8870166642</text:p>
          </table:table-cell>
          <table:table-cell office:value-type="float" office:value="0.14751525598014" calcext:value-type="float">
            <text:p>0.147515256</text:p>
          </table:table-cell>
        </table:table-row>
        <table:table-row table:style-name="ro1">
          <table:table-cell office:value-type="float" office:value="3.663992992" calcext:value-type="float">
            <text:p>3.663992992</text:p>
          </table:table-cell>
          <table:table-cell office:value-type="float" office:value="1.680124249" calcext:value-type="float">
            <text:p>1.680124249</text:p>
          </table:table-cell>
          <table:table-cell office:value-type="float" office:value="9.676920328" calcext:value-type="float">
            <text:p>9.676920328</text:p>
          </table:table-cell>
          <table:table-cell office:value-type="float" office:value="3.138873114" calcext:value-type="float">
            <text:p>3.138873114</text:p>
          </table:table-cell>
          <table:table-cell office:value-type="float" office:value="0.337475659883591" calcext:value-type="float">
            <text:p>0.3374756599</text:p>
          </table:table-cell>
          <table:table-cell office:value-type="float" office:value="0.0996466136336919" calcext:value-type="float">
            <text:p>0.0996466136</text:p>
          </table:table-cell>
          <table:table-cell office:value-type="float" office:value="0.822090289080366" calcext:value-type="float">
            <text:p>0.8220902891</text:p>
          </table:table-cell>
          <table:table-cell office:value-type="float" office:value="0.154926944683562" calcext:value-type="float">
            <text:p>0.1549269447</text:p>
          </table:table-cell>
        </table:table-row>
        <table:table-row table:style-name="ro1">
          <table:table-cell office:value-type="float" office:value="3.791270866" calcext:value-type="float">
            <text:p>3.791270866</text:p>
          </table:table-cell>
          <table:table-cell office:value-type="float" office:value="1.67460477" calcext:value-type="float">
            <text:p>1.67460477</text:p>
          </table:table-cell>
          <table:table-cell office:value-type="float" office:value="9.676920328" calcext:value-type="float">
            <text:p>9.676920328</text:p>
          </table:table-cell>
          <table:table-cell office:value-type="float" office:value="3.085964913" calcext:value-type="float">
            <text:p>3.085964913</text:p>
          </table:table-cell>
          <table:table-cell office:value-type="float" office:value="0.429781522830976" calcext:value-type="float">
            <text:p>0.4297815228</text:p>
          </table:table-cell>
          <table:table-cell office:value-type="float" office:value="0.0921069205714575" calcext:value-type="float">
            <text:p>0.0921069206</text:p>
          </table:table-cell>
          <table:table-cell office:value-type="float" office:value="0.822090289080366" calcext:value-type="float">
            <text:p>0.8220902891</text:p>
          </table:table-cell>
          <table:table-cell office:value-type="float" office:value="0.0839723144994183" calcext:value-type="float">
            <text:p>0.0839723145</text:p>
          </table:table-cell>
        </table:table-row>
        <table:table-row table:style-name="ro1">
          <table:table-cell office:value-type="float" office:value="3.751537024" calcext:value-type="float">
            <text:p>3.751537024</text:p>
          </table:table-cell>
          <table:table-cell office:value-type="float" office:value="1.661303948" calcext:value-type="float">
            <text:p>1.661303948</text:p>
          </table:table-cell>
          <table:table-cell office:value-type="float" office:value="9.07282288" calcext:value-type="float">
            <text:p>9.07282288</text:p>
          </table:table-cell>
          <table:table-cell office:value-type="float" office:value="3.084499423" calcext:value-type="float">
            <text:p>3.084499423</text:p>
          </table:table-cell>
          <table:table-cell office:value-type="float" office:value="0.410589611842618" calcext:value-type="float">
            <text:p>0.4105896118</text:p>
          </table:table-cell>
          <table:table-cell office:value-type="float" office:value="0.104635906724997" calcext:value-type="float">
            <text:p>0.1046359067</text:p>
          </table:table-cell>
          <table:table-cell office:value-type="float" office:value="0.702894832315985" calcext:value-type="float">
            <text:p>0.7028948323</text:p>
          </table:table-cell>
          <table:table-cell office:value-type="float" office:value="0.0856259870641807" calcext:value-type="float">
            <text:p>0.0856259871</text:p>
          </table:table-cell>
        </table:table-row>
        <table:table-row table:style-name="ro1">
          <table:table-cell office:value-type="float" office:value="3.67205164" calcext:value-type="float">
            <text:p>3.67205164</text:p>
          </table:table-cell>
          <table:table-cell office:value-type="float" office:value="1.637860871" calcext:value-type="float">
            <text:p>1.637860871</text:p>
          </table:table-cell>
          <table:table-cell office:value-type="float" office:value="9.783078238" calcext:value-type="float">
            <text:p>9.783078238</text:p>
          </table:table-cell>
          <table:table-cell office:value-type="float" office:value="3.072441951" calcext:value-type="float">
            <text:p>3.072441951</text:p>
          </table:table-cell>
          <table:table-cell office:value-type="float" office:value="0.487720290482355" calcext:value-type="float">
            <text:p>0.4877202905</text:p>
          </table:table-cell>
          <table:table-cell office:value-type="float" office:value="0.100285828083769" calcext:value-type="float">
            <text:p>0.1002858281</text:p>
          </table:table-cell>
          <table:table-cell office:value-type="float" office:value="1.44911186997173" calcext:value-type="float">
            <text:p>1.44911187</text:p>
          </table:table-cell>
          <table:table-cell office:value-type="float" office:value="0.102247684402814" calcext:value-type="float">
            <text:p>0.1022476844</text:p>
          </table:table-cell>
        </table:table-row>
        <table:table-row table:style-name="ro1">
          <table:table-cell office:value-type="float" office:value="3.578501896" calcext:value-type="float">
            <text:p>3.578501896</text:p>
          </table:table-cell>
          <table:table-cell office:value-type="float" office:value="1.599544494" calcext:value-type="float">
            <text:p>1.599544494</text:p>
          </table:table-cell>
          <table:table-cell office:value-type="float" office:value="9.942128146" calcext:value-type="float">
            <text:p>9.942128146</text:p>
          </table:table-cell>
          <table:table-cell office:value-type="float" office:value="3.024024686" calcext:value-type="float">
            <text:p>3.024024686</text:p>
          </table:table-cell>
          <table:table-cell office:value-type="float" office:value="0.761490370147933" calcext:value-type="float">
            <text:p>0.7614903701</text:p>
          </table:table-cell>
          <table:table-cell office:value-type="float" office:value="0.082911643735682" calcext:value-type="float">
            <text:p>0.0829116437</text:p>
          </table:table-cell>
          <table:table-cell office:value-type="float" office:value="1.4270485869317" calcext:value-type="float">
            <text:p>1.4270485869</text:p>
          </table:table-cell>
          <table:table-cell office:value-type="float" office:value="0.0543108241620062" calcext:value-type="float">
            <text:p>0.0543108242</text:p>
          </table:table-cell>
        </table:table-row>
        <table:table-row table:style-name="ro1">
          <table:table-cell office:value-type="float" office:value="3.49883275" calcext:value-type="float">
            <text:p>3.49883275</text:p>
          </table:table-cell>
          <table:table-cell office:value-type="float" office:value="1.593787922" calcext:value-type="float">
            <text:p>1.593787922</text:p>
          </table:table-cell>
          <table:table-cell office:value-type="float" office:value="9.55402912" calcext:value-type="float">
            <text:p>9.55402912</text:p>
          </table:table-cell>
          <table:table-cell office:value-type="float" office:value="2.993496509" calcext:value-type="float">
            <text:p>2.993496509</text:p>
          </table:table-cell>
          <table:table-cell office:value-type="float" office:value="0.168555688157821" calcext:value-type="float">
            <text:p>0.1685556882</text:p>
          </table:table-cell>
          <table:table-cell office:value-type="float" office:value="0.0856782157343098" calcext:value-type="float">
            <text:p>0.0856782157</text:p>
          </table:table-cell>
          <table:table-cell office:value-type="float" office:value="0.643825458096138" calcext:value-type="float">
            <text:p>0.6438254581</text:p>
          </table:table-cell>
          <table:table-cell office:value-type="float" office:value="0.0486302181096098" calcext:value-type="float">
            <text:p>0.0486302181</text:p>
          </table:table-cell>
        </table:table-row>
        <table:table-row table:style-name="ro1">
          <table:table-cell office:value-type="float" office:value="3.6238461" calcext:value-type="float">
            <text:p>3.6238461</text:p>
          </table:table-cell>
          <table:table-cell office:value-type="float" office:value="1.583268069" calcext:value-type="float">
            <text:p>1.583268069</text:p>
          </table:table-cell>
          <table:table-cell office:value-type="float" office:value="9.405981708" calcext:value-type="float">
            <text:p>9.405981708</text:p>
          </table:table-cell>
          <table:table-cell office:value-type="float" office:value="2.970205109" calcext:value-type="float">
            <text:p>2.970205109</text:p>
          </table:table-cell>
          <table:table-cell office:value-type="float" office:value="0.3544762436549" calcext:value-type="float">
            <text:p>0.3544762437</text:p>
          </table:table-cell>
          <table:table-cell office:value-type="float" office:value="0.0895077957562556" calcext:value-type="float">
            <text:p>0.0895077958</text:p>
          </table:table-cell>
          <table:table-cell office:value-type="float" office:value="0.696581314666078" calcext:value-type="float">
            <text:p>0.6965813147</text:p>
          </table:table-cell>
          <table:table-cell office:value-type="float" office:value="0.0926814087045027" calcext:value-type="float">
            <text:p>0.0926814087</text:p>
          </table:table-cell>
        </table:table-row>
        <table:table-row table:style-name="ro1">
          <table:table-cell office:value-type="float" office:value="3.8563986" calcext:value-type="float">
            <text:p>3.8563986</text:p>
          </table:table-cell>
          <table:table-cell office:value-type="float" office:value="1.53773152" calcext:value-type="float">
            <text:p>1.53773152</text:p>
          </table:table-cell>
          <table:table-cell office:value-type="float" office:value="9.373151068" calcext:value-type="float">
            <text:p>9.373151068</text:p>
          </table:table-cell>
          <table:table-cell office:value-type="float" office:value="2.962633003" calcext:value-type="float">
            <text:p>2.962633003</text:p>
          </table:table-cell>
          <table:table-cell office:value-type="float" office:value="0.698143229990645" calcext:value-type="float">
            <text:p>0.69814323</text:p>
          </table:table-cell>
          <table:table-cell office:value-type="float" office:value="0.109840639957322" calcext:value-type="float">
            <text:p>0.10984064</text:p>
          </table:table-cell>
          <table:table-cell office:value-type="float" office:value="0.68591822187881" calcext:value-type="float">
            <text:p>0.6859182219</text:p>
          </table:table-cell>
          <table:table-cell office:value-type="float" office:value="0.089918989755791" calcext:value-type="float">
            <text:p>0.0899189898</text:p>
          </table:table-cell>
        </table:table-row>
        <table:table-row table:style-name="ro1">
          <table:table-cell office:value-type="float" office:value="3.863946074" calcext:value-type="float">
            <text:p>3.863946074</text:p>
          </table:table-cell>
          <table:table-cell office:value-type="float" office:value="1.507341212" calcext:value-type="float">
            <text:p>1.507341212</text:p>
          </table:table-cell>
          <table:table-cell office:value-type="float" office:value="8.872750082" calcext:value-type="float">
            <text:p>8.872750082</text:p>
          </table:table-cell>
          <table:table-cell office:value-type="float" office:value="2.941148696" calcext:value-type="float">
            <text:p>2.941148696</text:p>
          </table:table-cell>
          <table:table-cell office:value-type="float" office:value="0.51896782923017" calcext:value-type="float">
            <text:p>0.5189678292</text:p>
          </table:table-cell>
          <table:table-cell office:value-type="float" office:value="0.131146998612457" calcext:value-type="float">
            <text:p>0.1311469986</text:p>
          </table:table-cell>
          <table:table-cell office:value-type="float" office:value="0.365881206102897" calcext:value-type="float">
            <text:p>0.3658812061</text:p>
          </table:table-cell>
          <table:table-cell office:value-type="float" office:value="0.0949687034751103" calcext:value-type="float">
            <text:p>0.0949687035</text:p>
          </table:table-cell>
        </table:table-row>
        <table:table-row table:style-name="ro1">
          <table:table-cell office:value-type="float" office:value="3.340826996" calcext:value-type="float">
            <text:p>3.340826996</text:p>
          </table:table-cell>
          <table:table-cell office:value-type="float" office:value="1.494314998" calcext:value-type="float">
            <text:p>1.494314998</text:p>
          </table:table-cell>
          <table:table-cell office:value-type="float" office:value="8.897529546" calcext:value-type="float">
            <text:p>8.897529546</text:p>
          </table:table-cell>
          <table:table-cell office:value-type="float" office:value="2.940818509" calcext:value-type="float">
            <text:p>2.940818509</text:p>
          </table:table-cell>
          <table:table-cell office:value-type="float" office:value="0.626602497759482" calcext:value-type="float">
            <text:p>0.6266024978</text:p>
          </table:table-cell>
          <table:table-cell office:value-type="float" office:value="0.106897887593635" calcext:value-type="float">
            <text:p>0.1068978876</text:p>
          </table:table-cell>
          <table:table-cell office:value-type="float" office:value="0.357763629641357" calcext:value-type="float">
            <text:p>0.3577636296</text:p>
          </table:table-cell>
          <table:table-cell office:value-type="float" office:value="0.0952334901580311" calcext:value-type="float">
            <text:p>0.0952334902</text:p>
          </table:table-cell>
        </table:table-row>
        <table:table-row table:style-name="ro1">
          <table:table-cell office:value-type="float" office:value="3.677570306" calcext:value-type="float">
            <text:p>3.677570306</text:p>
          </table:table-cell>
          <table:table-cell office:value-type="float" office:value="1.49294572" calcext:value-type="float">
            <text:p>1.49294572</text:p>
          </table:table-cell>
          <table:table-cell office:value-type="float" office:value="8.897529546" calcext:value-type="float">
            <text:p>8.897529546</text:p>
          </table:table-cell>
          <table:table-cell office:value-type="float" office:value="2.940818509" calcext:value-type="float">
            <text:p>2.940818509</text:p>
          </table:table-cell>
          <table:table-cell office:value-type="float" office:value="0.579536647471355" calcext:value-type="float">
            <text:p>0.5795366475</text:p>
          </table:table-cell>
          <table:table-cell office:value-type="float" office:value="0.109217512921786" calcext:value-type="float">
            <text:p>0.1092175129</text:p>
          </table:table-cell>
          <table:table-cell office:value-type="float" office:value="0.357763629641357" calcext:value-type="float">
            <text:p>0.3577636296</text:p>
          </table:table-cell>
          <table:table-cell office:value-type="float" office:value="0.0952334901580311" calcext:value-type="float">
            <text:p>0.0952334902</text:p>
          </table:table-cell>
        </table:table-row>
        <table:table-row table:style-name="ro1">
          <table:table-cell office:value-type="float" office:value="3.044510852" calcext:value-type="float">
            <text:p>3.044510852</text:p>
          </table:table-cell>
          <table:table-cell office:value-type="float" office:value="1.486524755" calcext:value-type="float">
            <text:p>1.486524755</text:p>
          </table:table-cell>
          <table:table-cell office:value-type="float" office:value="9.151514758" calcext:value-type="float">
            <text:p>9.151514758</text:p>
          </table:table-cell>
          <table:table-cell office:value-type="float" office:value="2.940818509" calcext:value-type="float">
            <text:p>2.940818509</text:p>
          </table:table-cell>
          <table:table-cell office:value-type="float" office:value="0.57063757073111" calcext:value-type="float">
            <text:p>0.5706375707</text:p>
          </table:table-cell>
          <table:table-cell office:value-type="float" office:value="0.120537760401479" calcext:value-type="float">
            <text:p>0.1205377604</text:p>
          </table:table-cell>
          <table:table-cell office:value-type="float" office:value="0.681220376266865" calcext:value-type="float">
            <text:p>0.6812203763</text:p>
          </table:table-cell>
          <table:table-cell office:value-type="float" office:value="0.0952334901580311" calcext:value-type="float">
            <text:p>0.0952334902</text:p>
          </table:table-cell>
        </table:table-row>
        <table:table-row table:style-name="ro1">
          <table:table-cell office:value-type="float" office:value="2.947518716" calcext:value-type="float">
            <text:p>2.947518716</text:p>
          </table:table-cell>
          <table:table-cell office:value-type="float" office:value="1.482357444" calcext:value-type="float">
            <text:p>1.482357444</text:p>
          </table:table-cell>
          <table:table-cell office:value-type="float" office:value="10.06251358" calcext:value-type="float">
            <text:p>10.06251358</text:p>
          </table:table-cell>
          <table:table-cell office:value-type="float" office:value="2.935032753" calcext:value-type="float">
            <text:p>2.935032753</text:p>
          </table:table-cell>
          <table:table-cell office:value-type="float" office:value="0.466202819277137" calcext:value-type="float">
            <text:p>0.4662028193</text:p>
          </table:table-cell>
          <table:table-cell office:value-type="float" office:value="0.113840947663993" calcext:value-type="float">
            <text:p>0.1138409477</text:p>
          </table:table-cell>
          <table:table-cell office:value-type="float" office:value="1.9498137563748" calcext:value-type="float">
            <text:p>1.9498137564</text:p>
          </table:table-cell>
          <table:table-cell office:value-type="float" office:value="0.100243123018504" calcext:value-type="float">
            <text:p>0.100243123</text:p>
          </table:table-cell>
        </table:table-row>
        <table:table-row table:style-name="ro1">
          <table:table-cell office:value-type="float" office:value="2.994024388" calcext:value-type="float">
            <text:p>2.994024388</text:p>
          </table:table-cell>
          <table:table-cell office:value-type="float" office:value="1.472883796" calcext:value-type="float">
            <text:p>1.472883796</text:p>
          </table:table-cell>
          <table:table-cell office:value-type="float" office:value="10.16948622" calcext:value-type="float">
            <text:p>10.16948622</text:p>
          </table:table-cell>
          <table:table-cell office:value-type="float" office:value="2.925167369" calcext:value-type="float">
            <text:p>2.925167369</text:p>
          </table:table-cell>
          <table:table-cell office:value-type="float" office:value="0.185562588635298" calcext:value-type="float">
            <text:p>0.1855625886</text:p>
          </table:table-cell>
          <table:table-cell office:value-type="float" office:value="0.118618499259869" calcext:value-type="float">
            <text:p>0.1186184993</text:p>
          </table:table-cell>
          <table:table-cell office:value-type="float" office:value="1.88024744644429" calcext:value-type="float">
            <text:p>1.8802474464</text:p>
          </table:table-cell>
          <table:table-cell office:value-type="float" office:value="0.107958212129098" calcext:value-type="float">
            <text:p>0.1079582121</text:p>
          </table:table-cell>
        </table:table-row>
        <table:table-row table:style-name="ro1">
          <table:table-cell office:value-type="float" office:value="2.877176632" calcext:value-type="float">
            <text:p>2.877176632</text:p>
          </table:table-cell>
          <table:table-cell office:value-type="float" office:value="1.464730159" calcext:value-type="float">
            <text:p>1.464730159</text:p>
          </table:table-cell>
          <table:table-cell office:value-type="float" office:value="8.865111274" calcext:value-type="float">
            <text:p>8.865111274</text:p>
          </table:table-cell>
          <table:table-cell office:value-type="float" office:value="2.898469048" calcext:value-type="float">
            <text:p>2.898469048</text:p>
          </table:table-cell>
          <table:table-cell office:value-type="float" office:value="0.837284607093347" calcext:value-type="float">
            <text:p>0.8372846071</text:p>
          </table:table-cell>
          <table:table-cell office:value-type="float" office:value="0.13300073338342" calcext:value-type="float">
            <text:p>0.1330007334</text:p>
          </table:table-cell>
          <table:table-cell office:value-type="float" office:value="0.984530814286311" calcext:value-type="float">
            <text:p>0.9845308143</text:p>
          </table:table-cell>
          <table:table-cell office:value-type="float" office:value="0.11420304356718" calcext:value-type="float">
            <text:p>0.1142030436</text:p>
          </table:table-cell>
        </table:table-row>
        <table:table-row table:style-name="ro1">
          <table:table-cell office:value-type="float" office:value="3.017000548" calcext:value-type="float">
            <text:p>3.017000548</text:p>
          </table:table-cell>
          <table:table-cell office:value-type="float" office:value="1.464730159" calcext:value-type="float">
            <text:p>1.464730159</text:p>
          </table:table-cell>
          <table:table-cell office:value-type="float" office:value="8.971362728" calcext:value-type="float">
            <text:p>8.971362728</text:p>
          </table:table-cell>
          <table:table-cell office:value-type="float" office:value="2.892565755" calcext:value-type="float">
            <text:p>2.892565755</text:p>
          </table:table-cell>
          <table:table-cell office:value-type="float" office:value="0.381113955216789" calcext:value-type="float">
            <text:p>0.3811139552</text:p>
          </table:table-cell>
          <table:table-cell office:value-type="float" office:value="0.13300073338342" calcext:value-type="float">
            <text:p>0.1330007334</text:p>
          </table:table-cell>
          <table:table-cell office:value-type="float" office:value="0.768234641234943" calcext:value-type="float">
            <text:p>0.7682346412</text:p>
          </table:table-cell>
          <table:table-cell office:value-type="float" office:value="0.117498332510254" calcext:value-type="float">
            <text:p>0.1174983325</text:p>
          </table:table-cell>
        </table:table-row>
        <table:table-row table:style-name="ro1">
          <table:table-cell office:value-type="float" office:value="3.003051848" calcext:value-type="float">
            <text:p>3.003051848</text:p>
          </table:table-cell>
          <table:table-cell office:value-type="float" office:value="1.440969089" calcext:value-type="float">
            <text:p>1.440969089</text:p>
          </table:table-cell>
          <table:table-cell office:value-type="float" office:value="9.104183402" calcext:value-type="float">
            <text:p>9.104183402</text:p>
          </table:table-cell>
          <table:table-cell office:value-type="float" office:value="2.851956309" calcext:value-type="float">
            <text:p>2.851956309</text:p>
          </table:table-cell>
          <table:table-cell office:value-type="float" office:value="0.200114479681549" calcext:value-type="float">
            <text:p>0.2001144797</text:p>
          </table:table-cell>
          <table:table-cell office:value-type="float" office:value="0.109843866383191" calcext:value-type="float">
            <text:p>0.1098438664</text:p>
          </table:table-cell>
          <table:table-cell office:value-type="float" office:value="0.56302945963713" calcext:value-type="float">
            <text:p>0.5630294596</text:p>
          </table:table-cell>
          <table:table-cell office:value-type="float" office:value="0.111348438132122" calcext:value-type="float">
            <text:p>0.1113484381</text:p>
          </table:table-cell>
        </table:table-row>
        <table:table-row table:style-name="ro1">
          <table:table-cell office:value-type="float" office:value="2.853674546" calcext:value-type="float">
            <text:p>2.853674546</text:p>
          </table:table-cell>
          <table:table-cell office:value-type="float" office:value="1.43581341" calcext:value-type="float">
            <text:p>1.43581341</text:p>
          </table:table-cell>
          <table:table-cell office:value-type="float" office:value="9.445436898" calcext:value-type="float">
            <text:p>9.445436898</text:p>
          </table:table-cell>
          <table:table-cell office:value-type="float" office:value="2.846276699" calcext:value-type="float">
            <text:p>2.846276699</text:p>
          </table:table-cell>
          <table:table-cell office:value-type="float" office:value="0.38678632645896" calcext:value-type="float">
            <text:p>0.3867863265</text:p>
          </table:table-cell>
          <table:table-cell office:value-type="float" office:value="0.111174646499926" calcext:value-type="float">
            <text:p>0.1111746465</text:p>
          </table:table-cell>
          <table:table-cell office:value-type="float" office:value="0.534345177333592" calcext:value-type="float">
            <text:p>0.5343451773</text:p>
          </table:table-cell>
          <table:table-cell office:value-type="float" office:value="0.103611879998812" calcext:value-type="float">
            <text:p>0.10361188</text:p>
          </table:table-cell>
        </table:table-row>
        <table:table-row table:style-name="ro1">
          <table:table-cell office:value-type="float" office:value="2.512108474" calcext:value-type="float">
            <text:p>2.512108474</text:p>
          </table:table-cell>
          <table:table-cell office:value-type="float" office:value="1.425570489" calcext:value-type="float">
            <text:p>1.425570489</text:p>
          </table:table-cell>
          <table:table-cell office:value-type="float" office:value="9.035654156" calcext:value-type="float">
            <text:p>9.035654156</text:p>
          </table:table-cell>
          <table:table-cell office:value-type="float" office:value="2.843421167" calcext:value-type="float">
            <text:p>2.843421167</text:p>
          </table:table-cell>
          <table:table-cell office:value-type="float" office:value="0.279619936196704" calcext:value-type="float">
            <text:p>0.2796199362</text:p>
          </table:table-cell>
          <table:table-cell office:value-type="float" office:value="0.11240860309834" calcext:value-type="float">
            <text:p>0.1124086031</text:p>
          </table:table-cell>
          <table:table-cell office:value-type="float" office:value="0.548668048580744" calcext:value-type="float">
            <text:p>0.5486680486</text:p>
          </table:table-cell>
          <table:table-cell office:value-type="float" office:value="0.10010570370156" calcext:value-type="float">
            <text:p>0.1001057037</text:p>
          </table:table-cell>
        </table:table-row>
        <table:table-row table:style-name="ro1">
          <table:table-cell office:value-type="float" office:value="2.383207414" calcext:value-type="float">
            <text:p>2.383207414</text:p>
          </table:table-cell>
          <table:table-cell office:value-type="float" office:value="1.4212929" calcext:value-type="float">
            <text:p>1.4212929</text:p>
          </table:table-cell>
          <table:table-cell office:value-type="float" office:value="9.035654156" calcext:value-type="float">
            <text:p>9.035654156</text:p>
          </table:table-cell>
          <table:table-cell office:value-type="float" office:value="2.843421167" calcext:value-type="float">
            <text:p>2.843421167</text:p>
          </table:table-cell>
          <table:table-cell office:value-type="float" office:value="0.225512125612336" calcext:value-type="float">
            <text:p>0.2255121256</text:p>
          </table:table-cell>
          <table:table-cell office:value-type="float" office:value="0.109605292087433" calcext:value-type="float">
            <text:p>0.1096052921</text:p>
          </table:table-cell>
          <table:table-cell office:value-type="float" office:value="0.548668048580744" calcext:value-type="float">
            <text:p>0.5486680486</text:p>
          </table:table-cell>
          <table:table-cell office:value-type="float" office:value="0.10010570370156" calcext:value-type="float">
            <text:p>0.1001057037</text:p>
          </table:table-cell>
        </table:table-row>
        <table:table-row table:style-name="ro1">
          <table:table-cell office:value-type="float" office:value="2.67665232" calcext:value-type="float">
            <text:p>2.67665232</text:p>
          </table:table-cell>
          <table:table-cell office:value-type="float" office:value="1.403955423" calcext:value-type="float">
            <text:p>1.403955423</text:p>
          </table:table-cell>
          <table:table-cell office:value-type="float" office:value="8.88326747" calcext:value-type="float">
            <text:p>8.88326747</text:p>
          </table:table-cell>
          <table:table-cell office:value-type="float" office:value="2.827548434" calcext:value-type="float">
            <text:p>2.827548434</text:p>
          </table:table-cell>
          <table:table-cell office:value-type="float" office:value="0.415711911429457" calcext:value-type="float">
            <text:p>0.4157119114</text:p>
          </table:table-cell>
          <table:table-cell office:value-type="float" office:value="0.108629491041214" calcext:value-type="float">
            <text:p>0.108629491</text:p>
          </table:table-cell>
          <table:table-cell office:value-type="float" office:value="0.320587831368412" calcext:value-type="float">
            <text:p>0.3205878314</text:p>
          </table:table-cell>
          <table:table-cell office:value-type="float" office:value="0.105170148245194" calcext:value-type="float">
            <text:p>0.1051701482</text:p>
          </table:table-cell>
        </table:table-row>
        <table:table-row table:style-name="ro1">
          <table:table-cell office:value-type="float" office:value="2.55545991" calcext:value-type="float">
            <text:p>2.55545991</text:p>
          </table:table-cell>
          <table:table-cell office:value-type="float" office:value="1.391078277" calcext:value-type="float">
            <text:p>1.391078277</text:p>
          </table:table-cell>
          <table:table-cell office:value-type="float" office:value="8.687504942" calcext:value-type="float">
            <text:p>8.687504942</text:p>
          </table:table-cell>
          <table:table-cell office:value-type="float" office:value="2.817245504" calcext:value-type="float">
            <text:p>2.817245504</text:p>
          </table:table-cell>
          <table:table-cell office:value-type="float" office:value="0.653893663974972" calcext:value-type="float">
            <text:p>0.653893664</text:p>
          </table:table-cell>
          <table:table-cell office:value-type="float" office:value="0.107249571937928" calcext:value-type="float">
            <text:p>0.1072495719</text:p>
          </table:table-cell>
          <table:table-cell office:value-type="float" office:value="0.665566814205619" calcext:value-type="float">
            <text:p>0.6655668142</text:p>
          </table:table-cell>
          <table:table-cell office:value-type="float" office:value="0.0920682040862292" calcext:value-type="float">
            <text:p>0.0920682041</text:p>
          </table:table-cell>
        </table:table-row>
        <table:table-row table:style-name="ro1">
          <table:table-cell office:value-type="float" office:value="2.20161365" calcext:value-type="float">
            <text:p>2.20161365</text:p>
          </table:table-cell>
          <table:table-cell office:value-type="float" office:value="1.383660078" calcext:value-type="float">
            <text:p>1.383660078</text:p>
          </table:table-cell>
          <table:table-cell office:value-type="float" office:value="8.599731668" calcext:value-type="float">
            <text:p>8.599731668</text:p>
          </table:table-cell>
          <table:table-cell office:value-type="float" office:value="2.809947768" calcext:value-type="float">
            <text:p>2.809947768</text:p>
          </table:table-cell>
          <table:table-cell office:value-type="float" office:value="0.370333134517896" calcext:value-type="float">
            <text:p>0.3703331345</text:p>
          </table:table-cell>
          <table:table-cell office:value-type="float" office:value="0.110479202085905" calcext:value-type="float">
            <text:p>0.1104792021</text:p>
          </table:table-cell>
          <table:table-cell office:value-type="float" office:value="0.74060158318093" calcext:value-type="float">
            <text:p>0.7406015832</text:p>
          </table:table-cell>
          <table:table-cell office:value-type="float" office:value="0.0867852102612365" calcext:value-type="float">
            <text:p>0.0867852103</text:p>
          </table:table-cell>
        </table:table-row>
        <table:table-row table:style-name="ro1">
          <table:table-cell office:value-type="float" office:value="1.969008462" calcext:value-type="float">
            <text:p>1.969008462</text:p>
          </table:table-cell>
          <table:table-cell office:value-type="float" office:value="1.37854937" calcext:value-type="float">
            <text:p>1.37854937</text:p>
          </table:table-cell>
          <table:table-cell office:value-type="float" office:value="8.689284478" calcext:value-type="float">
            <text:p>8.689284478</text:p>
          </table:table-cell>
          <table:table-cell office:value-type="float" office:value="2.796768068" calcext:value-type="float">
            <text:p>2.796768068</text:p>
          </table:table-cell>
          <table:table-cell office:value-type="float" office:value="0.239279694738321" calcext:value-type="float">
            <text:p>0.2392796947</text:p>
          </table:table-cell>
          <table:table-cell office:value-type="float" office:value="0.114062546354059" calcext:value-type="float">
            <text:p>0.1140625464</text:p>
          </table:table-cell>
          <table:table-cell office:value-type="float" office:value="0.720863638066251" calcext:value-type="float">
            <text:p>0.7208636381</text:p>
          </table:table-cell>
          <table:table-cell office:value-type="float" office:value="0.0765500676827791" calcext:value-type="float">
            <text:p>0.07655006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8T11:10:34.832191938</meta:creation-date>
    <dc:date>2020-08-28T11:11:43.317506013</dc:date>
    <meta:editing-duration>PT1M8S</meta:editing-duration>
    <meta:editing-cycles>2</meta:editing-cycles>
    <meta:generator>LibreOffice/5.1.6.2$Linux_X86_64 LibreOffice_project/10m0$Build-2</meta:generator>
    <meta:document-statistic meta:table-count="1" meta:cell-count="808" meta:object-count="0"/>
  </office:meta>
</office:document-meta>
</file>